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le1" style:family="table">
      <style:table-properties style:width="17cm" table:align="left" style:writing-mode="lr-tb"/>
    </style:style>
    <style:style style:name="Table1.A" style:family="table-column">
      <style:table-column-properties style:column-width="3.32cm"/>
    </style:style>
    <style:style style:name="Table1.B" style:family="table-column">
      <style:table-column-properties style:column-width="3.221cm"/>
    </style:style>
    <style:style style:name="Table1.C" style:family="table-column">
      <style:table-column-properties style:column-width="3.29cm"/>
    </style:style>
    <style:style style:name="Table1.D" style:family="table-column">
      <style:table-column-properties style:column-width="4.313cm"/>
    </style:style>
    <style:style style:name="Table1.E" style:family="table-column">
      <style:table-column-properties style:column-width="2.858cm"/>
    </style:style>
    <style:style style:name="Table1.A1" style:family="table-cell">
      <style:table-cell-properties style:vertical-align="middle" fo:padding="0.049cm" fo:border="none"/>
    </style:style>
    <style:style style:name="Table1.8" style:family="table-row">
      <style:table-row-properties style:min-row-height="0.981cm"/>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Figure_20_Index_20_1">
      <style:paragraph-properties>
        <style:tab-stops>
          <style:tab-stop style:position="16.999cm" style:type="right" style:leader-style="dotted" style:leader-text="."/>
        </style:tab-stops>
      </style:paragraph-properties>
    </style:style>
    <style:style style:name="P28" style:family="paragraph" style:parent-style-name="Preformatted_20_Text">
      <style:text-properties officeooo:paragraph-rsid="023864ca"/>
    </style:style>
    <style:style style:name="P29" style:family="paragraph" style:parent-style-name="Standard" style:master-page-name="Textseiten">
      <style:paragraph-properties style:page-number="1"/>
      <style:text-properties officeooo:paragraph-rsid="023864ca"/>
    </style:style>
    <style:style style:name="P30" style:family="paragraph" style:parent-style-name="Heading_20_1" style:master-page-name="">
      <style:paragraph-properties style:page-number="auto" fo:break-before="auto" fo:break-after="auto"/>
      <style:text-properties officeooo:paragraph-rsid="023864ca"/>
    </style:style>
    <style:style style:name="P31" style:family="paragraph" style:parent-style-name="Heading_20_2">
      <style:paragraph-properties fo:text-align="justify" style:justify-single-word="false"/>
      <style:text-properties officeooo:rsid="016b1654" officeooo:paragraph-rsid="016b1654" fo:background-color="#ffff00"/>
    </style:style>
    <style:style style:name="P32" style:family="paragraph" style:parent-style-name="Text_20_body">
      <style:paragraph-properties fo:text-align="justify" style:justify-single-word="false"/>
      <style:text-properties style:font-name="Arial3" officeooo:rsid="027f6a45" officeooo:paragraph-rsid="027f3e5c"/>
    </style:style>
    <style:style style:name="P33" style:family="paragraph" style:parent-style-name="Text_20_body">
      <style:paragraph-properties fo:margin-top="0cm" fo:margin-bottom="0.499cm" style:contextual-spacing="false" fo:text-align="justify" style:justify-single-word="false"/>
      <style:text-properties officeooo:rsid="027f6a45"/>
    </style:style>
    <style:style style:name="P34" style:family="paragraph" style:parent-style-name="Heading_20_2">
      <style:paragraph-properties fo:text-align="justify" style:justify-single-word="false"/>
      <style:text-properties fo:font-weight="normal" officeooo:rsid="016b1654" officeooo:paragraph-rsid="016b1654" fo:background-color="#ffff00"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36"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a67ebf"/>
    </style:style>
    <style:style style:name="P37" style:family="paragraph" style:parent-style-name="Text_20_body" style:list-style-name="L1">
      <style:paragraph-properties fo:margin-top="0cm" fo:margin-bottom="0.499cm" style:contextual-spacing="false" fo:text-align="justify" style:justify-single-word="false"/>
      <style:text-properties style:font-name="Arial" officeooo:rsid="02825b80"/>
    </style:style>
    <style:style style:name="P38"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39" style:family="paragraph" style:parent-style-name="Heading_20_2">
      <style:paragraph-properties fo:text-align="justify" style:justify-single-word="false"/>
      <style:text-properties officeooo:rsid="02a67ebf" officeooo:paragraph-rsid="02a67ebf" fo:background-color="#ffff00"/>
    </style:style>
    <style:style style:name="P40"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P41" style:family="paragraph" style:parent-style-name="Text_20_body">
      <style:paragraph-properties fo:margin-top="0cm" fo:margin-bottom="0.499cm" style:contextual-spacing="false" fo:text-align="justify" style:justify-single-word="false" fo:orphans="2" fo:widows="2" style:writing-mode="lr-tb">
        <style:tab-stops/>
      </style:paragraph-properties>
    </style:style>
    <style:style style:name="P42" style:family="paragraph" style:parent-style-name="Normal-text">
      <style:paragraph-properties fo:text-align="justify" style:justify-single-word="false"/>
      <style:text-properties officeooo:rsid="028409c0" officeooo:paragraph-rsid="028409c0"/>
    </style:style>
    <style:style style:name="P43" style:family="paragraph" style:parent-style-name="Heading_20_2">
      <style:paragraph-properties fo:text-align="justify" style:justify-single-word="false"/>
      <style:text-properties officeooo:rsid="02ab4a66" officeooo:paragraph-rsid="02ab4a66" fo:background-color="#ffff00"/>
    </style:style>
    <style:style style:name="P44" style:family="paragraph" style:parent-style-name="Heading_20_2">
      <style:paragraph-properties fo:text-align="justify" style:justify-single-word="false"/>
      <style:text-properties style:use-window-font-color="true" loext:opacity="0%" style:font-name="Arial" fo:font-size="11pt" fo:font-weight="normal" officeooo:rsid="02825b80" officeooo:paragraph-rsid="02ab4a66" style:letter-kerning="true" style:font-name-asian="Times New Roman" style:font-size-asian="12pt" style:font-weight-asian="normal" style:font-name-complex="Times New Roman" style:font-size-complex="12pt" style:language-complex="ar" style:country-complex="SA" style:font-weight-complex="normal"/>
    </style:style>
    <style:style style:name="P45" style:family="paragraph" style:parent-style-name="Text_20_body">
      <style:paragraph-properties fo:margin-top="0cm" fo:margin-bottom="0.499cm" style:contextual-spacing="false" fo:text-align="justify" style:justify-single-word="false"/>
      <style:text-properties style:font-name="Arial" officeooo:rsid="02825b80" officeooo:paragraph-rsid="02ab4a66"/>
    </style:style>
    <style:style style:name="P46" style:family="paragraph" style:parent-style-name="Text_20_body">
      <style:paragraph-properties fo:margin-top="0cm" fo:margin-bottom="0.499cm" style:contextual-spacing="false" fo:text-align="justify" style:justify-single-word="false"/>
      <style:text-properties style:font-name="Arial" fo:font-size="11pt" officeooo:rsid="02825b80" officeooo:paragraph-rsid="02ab4a66" style:font-size-asian="12pt" style:font-name-complex="Times New Roman" style:font-size-complex="12pt" style:font-weight-complex="normal"/>
    </style:style>
    <style:style style:name="P47" style:family="paragraph" style:parent-style-name="Text_20_body" style:list-style-name="L2">
      <style:paragraph-properties fo:margin-top="0cm" fo:margin-bottom="0.499cm" style:contextual-spacing="false" fo:text-align="justify" style:justify-single-word="false"/>
      <style:text-properties style:font-name="Arial" officeooo:rsid="02825b80"/>
    </style:style>
    <style:style style:name="P48" style:family="paragraph" style:parent-style-name="Text_20_body" style:list-style-name="L2">
      <style:paragraph-properties fo:margin-top="0cm" fo:margin-bottom="0.499cm" style:contextual-spacing="false" fo:text-align="justify" style:justify-single-word="false"/>
    </style:style>
    <style:style style:name="P49" style:family="paragraph" style:parent-style-name="Heading_20_1">
      <style:text-properties officeooo:paragraph-rsid="01b9e29a"/>
    </style:style>
    <style:style style:name="P50" style:family="paragraph" style:parent-style-name="Heading_20_2">
      <style:text-properties fo:background-color="#ffff00"/>
    </style:style>
    <style:style style:name="P51" style:family="paragraph" style:parent-style-name="Text_20_body">
      <style:paragraph-properties fo:margin-top="0cm" fo:margin-bottom="0.499cm" style:contextual-spacing="false"/>
      <style:text-properties style:font-name="Arial3"/>
    </style:style>
    <style:style style:name="P52" style:family="paragraph" style:parent-style-name="Text_20_body" style:list-style-name="L3">
      <style:paragraph-properties fo:margin-top="0cm" fo:margin-bottom="0.499cm" style:contextual-spacing="false"/>
      <style:text-properties style:font-name="Arial3"/>
    </style:style>
    <style:style style:name="P53" style:family="paragraph" style:parent-style-name="Text_20_body" style:list-style-name="L3">
      <style:paragraph-properties fo:margin-top="0cm" fo:margin-bottom="0.499cm" style:contextual-spacing="false"/>
      <style:text-properties style:font-name="Arial3" fo:background-color="transparent"/>
    </style:style>
    <style:style style:name="P54" style:family="paragraph" style:parent-style-name="Text_20_body" style:list-style-name="L4">
      <style:paragraph-properties fo:margin-top="0cm" fo:margin-bottom="0.499cm" style:contextual-spacing="false"/>
      <style:text-properties style:font-name="Arial3" fo:background-color="transparent"/>
    </style:style>
    <style:style style:name="P55" style:family="paragraph" style:parent-style-name="Heading_20_2">
      <style:text-properties officeooo:paragraph-rsid="02a9c05e" fo:background-color="#ffff00"/>
    </style:style>
    <style:style style:name="P56" style:family="paragraph" style:parent-style-name="Text_20_body">
      <style:paragraph-properties fo:margin-top="0cm" fo:margin-bottom="0.499cm" style:contextual-spacing="false"/>
      <style:text-properties style:font-name="Arial3" officeooo:paragraph-rsid="02ab4a66"/>
    </style:style>
    <style:style style:name="P57" style:family="paragraph" style:parent-style-name="Text_20_body" style:list-style-name="L5">
      <style:paragraph-properties fo:margin-top="0cm" fo:margin-bottom="0.499cm" style:contextual-spacing="false"/>
      <style:text-properties style:font-name="Arial3" officeooo:paragraph-rsid="02ab4a66"/>
    </style:style>
    <style:style style:name="P58" style:family="paragraph" style:parent-style-name="Text_20_body" style:list-style-name="L6">
      <style:paragraph-properties fo:margin-top="0cm" fo:margin-bottom="0.499cm" style:contextual-spacing="false"/>
      <style:text-properties style:font-name="Arial3" officeooo:paragraph-rsid="02ab4a66"/>
    </style:style>
    <style:style style:name="P59" style:family="paragraph" style:parent-style-name="Text_20_body" style:list-style-name="L7">
      <style:paragraph-properties fo:margin-top="0cm" fo:margin-bottom="0.499cm" style:contextual-spacing="false"/>
      <style:text-properties style:font-name="Arial3"/>
    </style:style>
    <style:style style:name="P60" style:family="paragraph" style:parent-style-name="Text_20_body" style:list-style-name="L8">
      <style:paragraph-properties fo:margin-top="0cm" fo:margin-bottom="0.499cm" style:contextual-spacing="false"/>
      <style:text-properties style:font-name="Arial3" officeooo:paragraph-rsid="02ab4a66"/>
    </style:style>
    <style:style style:name="P61" style:family="paragraph" style:parent-style-name="Heading_20_1">
      <style:paragraph-properties fo:margin-top="0cm" fo:margin-bottom="0.499cm" style:contextual-spacing="false" fo:break-before="page"/>
      <style:text-properties style:font-name="Arial3" officeooo:rsid="02ab4a66" officeooo:paragraph-rsid="02b141cf" fo:background-color="#ffff00"/>
    </style:style>
    <style:style style:name="P62" style:family="paragraph" style:parent-style-name="Heading_20_2">
      <style:paragraph-properties fo:margin-top="0cm" fo:margin-bottom="0.499cm" style:contextual-spacing="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style:style>
    <style:style style:name="P63" style:family="paragraph" style:parent-style-name="Heading_20_2">
      <style:paragraph-properties fo:margin-top="0cm" fo:margin-bottom="0.499cm" style:contextual-spacing="false"/>
      <style:text-properties style:font-name="Arial3" fo:font-size="11pt" fo:font-weight="bold" officeooo:rsid="02ab4a66" officeooo:paragraph-rsid="02ad00f0" style:font-size-asian="12pt" style:font-weight-asian="bold" style:font-name-complex="Times New Roman" style:font-size-complex="12pt" style:font-weight-complex="bold"/>
    </style:style>
    <style:style style:name="P64"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65"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66"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7"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8"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officeooo:rsid="02ab4a66" officeooo:paragraph-rsid="02ad00f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69" style:family="paragraph" style:parent-style-name="Normal-text">
      <style:paragraph-properties fo:margin-top="0cm" fo:margin-bottom="0.499cm" style:contextual-spacing="false"/>
      <style:text-properties style:font-name="Arial3" officeooo:rsid="02ad00f0" officeooo:paragraph-rsid="02ad00f0"/>
    </style:style>
    <style:style style:name="P70" style:family="paragraph" style:parent-style-name="Normal-text">
      <style:paragraph-properties fo:margin-top="0cm" fo:margin-bottom="0.499cm" style:contextual-spacing="false"/>
      <style:text-properties style:font-name="Arial3" officeooo:rsid="02ab4a66" officeooo:paragraph-rsid="02ab4a66"/>
    </style:style>
    <style:style style:name="P71" style:family="paragraph" style:parent-style-name="Text_20_body">
      <style:paragraph-properties fo:margin-top="0cm" fo:margin-bottom="0.499cm" style:contextual-spacing="false"/>
      <style:text-properties style:font-name="Arial3" officeooo:rsid="02ab4a66" officeooo:paragraph-rsid="02ad00f0" fo:background-color="#e0c2cd"/>
    </style:style>
    <style:style style:name="P72" style:family="paragraph" style:parent-style-name="Text_20_body">
      <style:paragraph-properties fo:margin-top="0cm" fo:margin-bottom="0.499cm" style:contextual-spacing="false"/>
      <style:text-properties style:font-name="Arial3" fo:font-size="11pt" fo:font-weight="bold" officeooo:paragraph-rsid="02ad00f0" fo:background-color="#ffff00" style:font-size-asian="12pt" style:font-weight-asian="bold" style:font-name-complex="Times New Roman" style:font-size-complex="12pt" style:font-weight-complex="bold"/>
    </style:style>
    <style:style style:name="P73" style:family="paragraph" style:parent-style-name="Text_20_body">
      <style:paragraph-properties fo:margin-top="0cm" fo:margin-bottom="0.499cm" style:contextual-spacing="false"/>
      <style:text-properties style:font-name="Arial3" officeooo:paragraph-rsid="02ad00f0"/>
    </style:style>
    <style:style style:name="P74" style:family="paragraph" style:parent-style-name="Text_20_body">
      <style:paragraph-properties fo:margin-top="0cm" fo:margin-bottom="0.499cm" style:contextual-spacing="false"/>
      <style:text-properties style:font-name="Arial3" officeooo:paragraph-rsid="02addb73"/>
    </style:style>
    <style:style style:name="P75" style:family="paragraph" style:parent-style-name="Text_20_body">
      <style:paragraph-properties fo:margin-top="0cm" fo:margin-bottom="0.499cm" style:contextual-spacing="false"/>
      <style:text-properties style:font-name="Arial3" fo:font-size="11pt" fo:font-weight="normal" officeooo:paragraph-rsid="02addb73" style:font-size-asian="12pt" style:font-name-complex="Times New Roman" style:font-size-complex="12pt"/>
    </style:style>
    <style:style style:name="P76" style:family="paragraph" style:parent-style-name="Text_20_body">
      <style:paragraph-properties fo:margin-top="0cm" fo:margin-bottom="0.499cm" style:contextual-spacing="false" fo:break-before="page"/>
      <style:text-properties style:font-name="Arial3" fo:font-size="11pt" fo:font-weight="normal" officeooo:paragraph-rsid="02addb73" style:font-size-asian="12pt" style:font-name-complex="Times New Roman" style:font-size-complex="12pt"/>
    </style:style>
    <style:style style:name="P77" style:family="paragraph" style:parent-style-name="Text_20_body" style:list-style-name="L9">
      <style:paragraph-properties fo:margin-top="0cm" fo:margin-bottom="0.499cm" style:contextual-spacing="false"/>
      <style:text-properties style:font-name="Arial3"/>
    </style:style>
    <style:style style:name="P78" style:family="paragraph" style:parent-style-name="Text_20_body" style:list-style-name="L9">
      <style:paragraph-properties fo:margin-top="0cm" fo:margin-bottom="0.499cm" style:contextual-spacing="false"/>
      <style:text-properties style:font-name="Arial3" officeooo:paragraph-rsid="02addb73"/>
    </style:style>
    <style:style style:name="P79" style:family="paragraph" style:parent-style-name="Text_20_body">
      <style:paragraph-properties fo:margin-top="0cm" fo:margin-bottom="0.499cm" style:contextual-spacing="false"/>
      <style:text-properties style:font-name="Arial3" fo:font-size="11pt" fo:font-weight="normal" officeooo:rsid="02addb73" officeooo:paragraph-rsid="02addb73" style:font-size-asian="12pt" style:font-name-complex="Times New Roman" style:font-size-complex="12pt"/>
    </style:style>
    <style:style style:name="P80" style:family="paragraph" style:parent-style-name="Text_20_body" style:list-style-name="L10">
      <style:paragraph-properties fo:margin-top="0cm" fo:margin-bottom="0.499cm" style:contextual-spacing="false"/>
      <style:text-properties style:font-name="Arial3"/>
    </style:style>
    <style:style style:name="P81" style:family="paragraph" style:parent-style-name="Heading_20_1" style:master-page-name="">
      <loext:graphic-properties draw:fill-gradient-name="gradient" draw:fill-hatch-name="hatch"/>
      <style:paragraph-properties style:page-number="auto" fo:break-before="page"/>
      <style:text-properties officeooo:paragraph-rsid="02addb73" fo:background-color="#ffff00"/>
    </style:style>
    <style:style style:name="P82" style:family="paragraph" style:parent-style-name="Heading_20_1">
      <loext:graphic-properties draw:fill-gradient-name="gradient" draw:fill-hatch-name="hatch"/>
      <style:text-properties officeooo:paragraph-rsid="02addb73"/>
    </style:style>
    <style:style style:name="P83" style:family="paragraph" style:parent-style-name="Standard">
      <style:paragraph-properties fo:text-align="justify" style:justify-single-word="false"/>
      <style:text-properties fo:font-weight="bold" style:font-weight-asian="bold" style:font-weight-complex="bold"/>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justify" style:justify-single-word="false"/>
    </style:style>
    <style:style style:name="P86" style:family="paragraph" style:parent-style-name="Standard">
      <style:paragraph-properties fo:text-align="justify" style:justify-single-word="false"/>
      <style:text-properties officeooo:paragraph-rsid="026a7ad9"/>
    </style:style>
    <style:style style:name="P87" style:family="paragraph" style:parent-style-name="Normal-text">
      <style:paragraph-properties fo:text-align="justify" style:justify-single-word="false"/>
      <style:text-properties officeooo:rsid="012bb344" officeooo:paragraph-rsid="013beeee"/>
    </style:style>
    <style:style style:name="P88" style:family="paragraph" style:parent-style-name="Standard">
      <style:paragraph-properties fo:text-align="justify" style:justify-single-word="false"/>
      <style:text-properties officeooo:rsid="02a4c5db" officeooo:paragraph-rsid="02a4c5db"/>
    </style:style>
    <style:style style:name="P89" style:family="paragraph" style:parent-style-name="Standard">
      <style:text-properties fo:font-weight="bold" fo:background-color="#ffff00" style:font-weight-asian="bold" style:font-weight-complex="bold"/>
    </style:style>
    <style:style style:name="P90" style:family="paragraph" style:parent-style-name="Standard">
      <style:paragraph-properties fo:text-align="justify" style:justify-single-word="false"/>
      <style:text-properties officeooo:paragraph-rsid="012a1cbd"/>
    </style:style>
    <style:style style:name="P91"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92" style:family="paragraph" style:parent-style-name="Standard">
      <style:paragraph-properties fo:text-align="justify" style:justify-single-word="false"/>
      <style:text-properties officeooo:rsid="0147b2fe" officeooo:paragraph-rsid="0147b2fe"/>
    </style:style>
    <style:style style:name="P93" style:family="paragraph" style:parent-style-name="Standard">
      <style:paragraph-properties fo:text-align="justify" style:justify-single-word="false"/>
      <style:text-properties officeooo:rsid="028f7404"/>
    </style:style>
    <style:style style:name="P94" style:family="paragraph" style:parent-style-name="Standard">
      <style:paragraph-properties fo:text-align="justify" style:justify-single-word="false"/>
      <style:text-properties officeooo:rsid="028f7404" officeooo:paragraph-rsid="028f7404" fo:background-color="#ffff00"/>
    </style:style>
    <style:style style:name="P95" style:family="paragraph" style:parent-style-name="Standard">
      <style:paragraph-properties fo:text-align="justify" style:justify-single-word="false"/>
      <style:text-properties officeooo:rsid="02903ab7" officeooo:paragraph-rsid="02912ed8"/>
    </style:style>
    <style:style style:name="P96" style:family="paragraph" style:parent-style-name="Standard">
      <style:paragraph-properties fo:text-align="justify" style:justify-single-word="false"/>
      <style:text-properties officeooo:rsid="02903ab7" officeooo:paragraph-rsid="02903ab7"/>
    </style:style>
    <style:style style:name="P97" style:family="paragraph" style:parent-style-name="Standard">
      <style:paragraph-properties fo:text-align="justify" style:justify-single-word="false"/>
      <style:text-properties officeooo:rsid="028f7404" officeooo:paragraph-rsid="028f7404"/>
    </style:style>
    <style:style style:name="P98" style:family="paragraph" style:parent-style-name="Standard">
      <style:paragraph-properties fo:text-align="justify" style:justify-single-word="false"/>
      <style:text-properties officeooo:paragraph-rsid="028f7404"/>
    </style:style>
    <style:style style:name="P99" style:family="paragraph" style:parent-style-name="Standard">
      <style:paragraph-properties fo:text-align="justify" style:justify-single-word="false"/>
      <style:text-properties officeooo:rsid="02930bd9" officeooo:paragraph-rsid="02930bd9"/>
    </style:style>
    <style:style style:name="P100" style:family="paragraph" style:parent-style-name="Standard">
      <style:paragraph-properties fo:text-align="justify" style:justify-single-word="false"/>
      <style:text-properties officeooo:rsid="028f7404" officeooo:paragraph-rsid="029a9d47" fo:background-color="#ffff00"/>
    </style:style>
    <style:style style:name="P101" style:family="paragraph" style:parent-style-name="Standard">
      <style:text-properties officeooo:paragraph-rsid="029e9c82"/>
    </style:style>
    <style:style style:name="P102" style:family="paragraph" style:parent-style-name="Standard">
      <style:paragraph-properties fo:text-align="justify" style:justify-single-word="false"/>
      <style:text-properties officeooo:rsid="029a9d47" officeooo:paragraph-rsid="029a9d47" fo:background-color="transparent"/>
    </style:style>
    <style:style style:name="P103" style:family="paragraph" style:parent-style-name="Standard">
      <style:paragraph-properties fo:text-align="justify" style:justify-single-word="false"/>
      <style:text-properties officeooo:paragraph-rsid="029a9d47"/>
    </style:style>
    <style:style style:name="P104" style:family="paragraph" style:parent-style-name="Standard">
      <style:paragraph-properties fo:text-align="justify" style:justify-single-word="false"/>
      <style:text-properties officeooo:rsid="029a9d47" officeooo:paragraph-rsid="029a9d47" fo:background-color="#ffff00"/>
    </style:style>
    <style:style style:name="P105" style:family="paragraph" style:parent-style-name="Standard">
      <style:paragraph-properties fo:text-align="justify" style:justify-single-word="false"/>
      <style:text-properties officeooo:rsid="028f7404" officeooo:paragraph-rsid="0299c38f" fo:background-color="#ffff00"/>
    </style:style>
    <style:style style:name="P106" style:family="paragraph" style:parent-style-name="Standard">
      <style:text-properties officeooo:paragraph-rsid="029f0680"/>
    </style:style>
    <style:style style:name="P107" style:family="paragraph" style:parent-style-name="Standard">
      <style:text-properties officeooo:rsid="028f7404" officeooo:paragraph-rsid="029f0680" fo:background-color="#ffff00"/>
    </style:style>
    <style:style style:name="P108" style:family="paragraph" style:parent-style-name="Standard">
      <style:paragraph-properties fo:text-align="justify" style:justify-single-word="false"/>
      <style:text-properties officeooo:rsid="029a9d47" officeooo:paragraph-rsid="029c4949" fo:background-color="transparent"/>
    </style:style>
    <style:style style:name="P109" style:family="paragraph" style:parent-style-name="Standard">
      <style:text-properties officeooo:paragraph-rsid="029f7cca"/>
    </style:style>
    <style:style style:name="P110" style:family="paragraph" style:parent-style-name="Standard">
      <style:paragraph-properties fo:text-align="justify" style:justify-single-word="false"/>
      <style:text-properties officeooo:paragraph-rsid="029f9577"/>
    </style:style>
    <style:style style:name="P111" style:family="paragraph" style:parent-style-name="Standard">
      <style:paragraph-properties fo:text-align="justify" style:justify-single-word="false"/>
      <style:text-properties officeooo:rsid="029a9d47" officeooo:paragraph-rsid="029f9577" fo:background-color="transparent"/>
    </style:style>
    <style:style style:name="P112" style:family="paragraph" style:parent-style-name="Heading_20_1">
      <style:paragraph-properties fo:text-align="justify" style:justify-single-word="false"/>
      <style:text-properties officeooo:paragraph-rsid="025ec896"/>
    </style:style>
    <style:style style:name="P113" style:family="paragraph" style:parent-style-name="Standard">
      <style:text-properties fo:language="de" fo:country="DE"/>
    </style:style>
    <style:style style:name="P114" style:family="paragraph" style:parent-style-name="Standard">
      <style:paragraph-properties fo:text-align="justify" style:justify-single-word="false"/>
      <style:text-properties officeooo:paragraph-rsid="02a5ff80"/>
    </style:style>
    <style:style style:name="P115" style:family="paragraph" style:parent-style-name="Standard">
      <style:paragraph-properties fo:text-align="justify" style:justify-single-word="false"/>
      <style:text-properties style:font-name="Arial" fo:language="de" fo:country="DE" officeooo:rsid="01577c9a" officeooo:paragraph-rsid="02a5ff80"/>
    </style:style>
    <style:style style:name="P116" style:family="paragraph" style:parent-style-name="Standard">
      <style:paragraph-properties fo:text-align="justify" style:justify-single-word="false"/>
      <style:text-properties officeooo:paragraph-rsid="0262756d"/>
    </style:style>
    <style:style style:name="P117" style:family="paragraph" style:parent-style-name="Standard" style:master-page-name="Anhänge">
      <style:paragraph-properties fo:text-align="justify" style:justify-single-word="false" style:page-number="3"/>
      <style:text-properties officeooo:paragraph-rsid="0262756d"/>
    </style:style>
    <style:style style:name="P118"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119" style:family="paragraph" style:parent-style-name="Standard">
      <style:text-properties officeooo:rsid="0259faba" officeooo:paragraph-rsid="0259faba"/>
    </style:style>
    <style:style style:name="P120"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3"/>
    </style:style>
    <style:style style:name="T5" style:family="text">
      <style:text-properties fo:font-weight="normal" style:font-weight-asian="normal" style:font-weight-complex="normal"/>
    </style:style>
    <style:style style:name="T6" style:family="text">
      <style:text-properties fo:font-weight="normal" officeooo:rsid="02827115" style:font-weight-asian="normal" style:font-weight-complex="normal"/>
    </style:style>
    <style:style style:name="T7" style:family="text">
      <style:text-properties officeooo:rsid="02827115"/>
    </style:style>
    <style:style style:name="T8" style:family="text">
      <style:text-properties officeooo:rsid="02ab4a66"/>
    </style:style>
    <style:style style:name="T9" style:family="text">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loext:opacity="0%" style:font-name="Arial" fo:font-size="11pt" fo:font-weight="normal" officeooo: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font-name="Arial" officeooo:rsid="02825b80"/>
    </style:style>
    <style:style style:name="T12" style:family="text">
      <style:text-properties fo:background-color="#ffff00" loext:char-shading-value="0"/>
    </style:style>
    <style:style style:name="T13" style:family="text">
      <style:text-properties fo:background-color="transparent" loext:char-shading-value="0"/>
    </style:style>
    <style:style style:name="T14" style:family="text">
      <style:text-properties officeooo:rsid="02a9c05e"/>
    </style:style>
    <style:style style:name="T15" style:family="text">
      <style:text-properties fo:font-size="11pt" fo:font-weight="bold" officeooo:rsid="02addb73" style:font-size-asian="12pt" style:font-weight-asian="bold" style:font-name-complex="Times New Roman" style:font-size-complex="12pt" style:font-weight-complex="bold"/>
    </style:style>
    <style:style style:name="T16" style:family="text">
      <style:text-properties fo:font-size="11pt" fo:font-weight="bold" officeooo:rsid="02b141cf" style:font-size-asian="12pt" style:font-weight-asian="bold" style:font-name-complex="Times New Roman" style:font-size-complex="12pt" style:font-weight-complex="bold"/>
    </style:style>
    <style:style style:name="T17" style:family="text">
      <style:text-properties officeooo:rsid="02ad00f0"/>
    </style:style>
    <style:style style:name="T18" style:family="text">
      <style:text-properties officeooo:rsid="02addb73"/>
    </style:style>
    <style:style style:name="T19" style:family="text">
      <style:text-properties fo:font-weight="bold" fo:background-color="#ffff00" loext:char-shading-value="0" style:font-weight-asian="bold" style:font-weight-complex="bold"/>
    </style:style>
    <style:style style:name="T20" style:family="text">
      <style:text-properties fo:font-weight="bold" officeooo:rsid="02addb73" fo:background-color="#ffff00" loext:char-shading-value="0" style:font-weight-asian="bold" style:font-weight-complex="bold"/>
    </style:style>
    <style:style style:name="T21" style:family="text">
      <style:text-properties fo:font-weight="bold" officeooo:rsid="02b141cf" fo:background-color="#ffff00" loext:char-shading-value="0" style:font-weight-asian="bold" style:font-weight-complex="bold"/>
    </style:style>
    <style:style style:name="T22" style:family="text">
      <style:text-properties officeooo:rsid="025bb572"/>
    </style:style>
    <style:style style:name="T23" style:family="text">
      <style:text-properties fo:font-weight="bold" style:font-weight-asian="bold" style:font-weight-complex="bold"/>
    </style:style>
    <style:style style:name="T24" style:family="text">
      <style:text-properties fo:font-weight="bold" officeooo:rsid="02addb73" style:font-weight-asian="bold" style:font-weight-complex="bold"/>
    </style:style>
    <style:style style:name="T25" style:family="text">
      <style:text-properties officeooo:rsid="0276a6c8"/>
    </style:style>
    <style:style style:name="T26" style:family="text">
      <style:text-properties officeooo:rsid="02a4c5db"/>
    </style:style>
    <style:style style:name="T27" style:family="text">
      <style:text-properties fo:font-weight="bold" fo:background-color="#ffff00" loext:char-shading-value="0" style:font-weight-asian="bold" style:font-weight-complex="bold"/>
    </style:style>
    <style:style style:name="T28" style:family="text">
      <style:text-properties fo:font-weight="bold" officeooo:rsid="02a4c5db" fo:background-color="#ffff00" loext:char-shading-value="0" style:font-weight-asian="bold" style:font-weight-complex="bold"/>
    </style:style>
    <style:style style:name="T29" style:family="text">
      <style:text-properties style:font-name="Arial" fo:font-weight="normal" officeooo:rsid="01c7c5a6" style:font-weight-asian="normal" style:font-weight-complex="normal"/>
    </style:style>
    <style:style style:name="T30" style:family="text">
      <style:text-properties officeooo:rsid="02912ed8"/>
    </style:style>
    <style:style style:name="T31" style:family="text">
      <style:text-properties officeooo:rsid="0295bc91"/>
    </style:style>
    <style:style style:name="T32" style:family="text">
      <style:text-properties officeooo:rsid="028f7404"/>
    </style:style>
    <style:style style:name="T33" style:family="text">
      <style:text-properties officeooo:rsid="02927f40"/>
    </style:style>
    <style:style style:name="T34" style:family="text">
      <style:text-properties officeooo:rsid="0294c907"/>
    </style:style>
    <style:style style:name="T35" style:family="text">
      <style:text-properties officeooo:rsid="02903ab7"/>
    </style:style>
    <style:style style:name="T36" style:family="text">
      <style:text-properties officeooo:rsid="02910f12"/>
    </style:style>
    <style:style style:name="T37"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39" style:family="text">
      <style:text-properties officeooo:rsid="02930bd9"/>
    </style:style>
    <style:style style:name="T40" style:family="text">
      <style:text-properties officeooo:rsid="029a9d47"/>
    </style:style>
    <style:style style:name="T41" style:family="text">
      <style:text-properties officeooo:rsid="0299c38f"/>
    </style:style>
    <style:style style:name="T42" style:family="text">
      <style:text-properties officeooo:rsid="02a2d1fe"/>
    </style:style>
    <style:style style:name="T43" style:family="text">
      <style:text-properties officeooo:rsid="029a9d47" fo:background-color="transparent" loext:char-shading-value="0"/>
    </style:style>
    <style:style style:name="T44" style:family="text">
      <style:text-properties officeooo:rsid="029c4949" fo:background-color="transparent" loext:char-shading-value="0"/>
    </style:style>
    <style:style style:name="T45" style:family="text">
      <style:text-properties officeooo:rsid="029c4949"/>
    </style:style>
    <style:style style:name="T46" style:family="text">
      <style:text-properties officeooo:rsid="029f0680"/>
    </style:style>
    <style:style style:name="T47" style:family="text">
      <style:text-properties officeooo:rsid="028f7404" fo:background-color="#ffff00" loext:char-shading-value="0"/>
    </style:style>
    <style:style style:name="T48" style:family="text">
      <style:text-properties officeooo:rsid="029f9577"/>
    </style:style>
    <style:style style:name="T49" style:family="text">
      <style:text-properties officeooo:rsid="029a9d47" fo:background-color="#ffff00" loext:char-shading-value="0"/>
    </style:style>
    <style:style style:name="T50" style:family="text">
      <style:text-properties officeooo:rsid="0299c38f" fo:background-color="#ffff00" loext:char-shading-value="0"/>
    </style:style>
    <style:style style:name="T51" style:family="text">
      <style:text-properties officeooo:rsid="025ec896"/>
    </style:style>
    <style:style style:name="T52" style:family="text">
      <style:text-properties style:font-name="Arial" fo:language="de" fo:country="DE" officeooo:rsid="01577c9a"/>
    </style:style>
    <style:style style:name="T53" style:family="text">
      <style:text-properties fo:language="de" fo:country="DE"/>
    </style:style>
    <style:style style:name="T54" style:family="text">
      <style:text-properties officeooo:rsid="026275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p text:style-name="P27"><text:a xlink:type="simple" xlink:href="#Figure!0%7Csequence" office:name="Figure 1: Screen &quot;Now Playing&quot;" text:style-name="Index_20_Link" text:visited-style-name="Index_20_Link">Figure 1: Screen "Now Playing"<text:tab/>3</text:a></text:p>
        </text:index-body>
      </text:illustration-index>
      <text:p text:style-name="P28"/>
      <text:p text:style-name="Preformatted_20_Text"/>
      <text:p text:style-name="P25"/>
      <text:p text:style-name="P29"/>
      <text:h text:style-name="P30" text:outline-level="1"><text:bookmark-start text:name="__RefHeading___Toc672_2528767534"/><text:span text:style-name="T2"><text:s/></text:span><text:span text:style-name="T3">Einleitung</text:span><text:bookmark-end text:name="__RefHeading___Toc672_2528767534"/></text:h>
      <text:h text:style-name="P31" text:outline-level="2"><text:bookmark-start text:name="__RefHeading___Toc674_2528767534"/>Problemstellung<text:bookmark-end text:name="__RefHeading___Toc674_2528767534"/></text:h>
      <text:p text:style-name="P32">Ein lokaler Radiosender soll durch eine mobile Anwendung unterstützt werden, um die Interaktion mit Hörer:innen zu verbessern. Im Mittelpunkt stehen kurze Nutzungssitzungen, die schnelle Bereitstellung von Informationen (z. B. aktuell gespielter Titel) sowie direkte Rückmeldungen über Bewertungen und Songwünsche. Daraus ergeben sich typische Anforderungen: klare UI-Zustände (Laden, Inhalt, Fehler), konsistente Verarbeitung von Nutzeraktionen und eine Architektur, die spätere Anbindungen an externe Sender-Systeme ermöglicht.</text:p>
      <text:p text:style-name="P33"><text:span text:style-name="T4">Da keine Stakeholder für Rückfragen zur Verfügung stehen, müssen Detailentscheidungen durch dokumentierte Annahmen getroffen werden. Externe Systeme werden im Prototyp nicht real angebunden, sondern über definierte Schnittstellen mit Stub-Implementierungen abgebildet.</text:span><text:line-break/> </text:p>
      <text:h text:style-name="P34" text:outline-level="2"><text:bookmark-start text:name="__RefHeading___Toc676_2528767534"/>Ziel der Fallstudie<text:bookmark-end text:name="__RefHeading___Toc676_2528767534"/></text:h>
      <text:p text:style-name="P35">Ziel ist die prototypische Umsetzung einer Radio-App, die die folgenden User Stories abdeckt:</text:p>
      <text:list text:style-name="L1">
        <text:list-item>
          <text:p text:style-name="P36"><text:span text:style-name="Strong_20_Emphasis"><text:span text:style-name="T5">US1:</text:span></text:span><text:span text:style-name="T5"> Anzeige des aktuell gespielten Titels</text:span></text:p>
        </text:list-item>
        <text:list-item>
          <text:p text:style-name="P36"><text:span text:style-name="Strong_20_Emphasis"><text:span text:style-name="T5">US2:</text:span></text:span><text:span text:style-name="T5"> Bewertung der Playlist (1 bis 5 Sterne)</text:span></text:p>
        </text:list-item>
        <text:list-item>
          <text:p text:style-name="P36"><text:span text:style-name="Strong_20_Emphasis"><text:span text:style-name="T5">US3:</text:span></text:span><text:span text:style-name="T5"> Senden eines Songwunsches (Nachricht maximal 200 Zeichen)</text:span></text:p>
        </text:list-item>
        <text:list-item>
          <text:p text:style-name="P37"><text:span text:style-name="Strong_20_Emphasis"><text:span text:style-name="T5">US4:</text:span></text:span><text:span text:style-name="T5"> Bewertung der Moderator:in (1 bis 5 Sterne)</text:span></text:p>
        </text:list-item>
        <text:list-item>
          <text:p text:style-name="P37"><text:span text:style-name="Strong_20_Emphasis"><text:span text:style-name="T5">US5:</text:span></text:span><text:span text:style-name="T5"> Moderator-Dashboard zur Sichtung aktueller Bewertungen und Songwünsche inklusive NEU-Markierung</text:span></text:p>
        </text:list-item>
      </text:list>
      <text:p text:style-name="P38"><text:span text:style-name="T5">Erfolgskriterium ist nicht Produktionsreife, sondern eine nachvollziehbare und erweiterbare Lösung mit klarer Trennung von Präsentation, Geschäftslogik und Datenzugriff. Zusätzlich sollen Zustände und Nutzeraktionen konsistent modelliert werden, um Lade- und Interaktionssituationen nachvollziehbar darzustellen.<text:line-break/></text:span><text:span text:style-name="Strong_20_Emphasis"><text:span text:style-name="T5">Akzeptanzkriterien:</text:span></text:span><text:span text:style-name="T5"> werden im Bericht pro User Story (Kapitel 3) beschrieben, nicht als separate Artefakte im Code geführt.</text:span><text:span text:style-name="T6"> <text:s/></text:span><text:span text:style-name="T7"><text:line-break/></text:span> </text:p>
      <text:h text:style-name="P39" text:outline-level="2"><text:bookmark-start text:name="__RefHeading___Toc1757_2528767534"/>Vorgehen<text:bookmark-end text:name="__RefHeading___Toc1757_2528767534"/></text:h>
      <text:p text:style-name="P40">Die Umsetzung erfolgt iterativ. Zunächst wird ein lauffähiges Grundgerüst aus Navigation, DI und State-Management aufgebaut. Anschließend werden die User Stories schrittweise umgesetzt und in die Navigation integriert. Der Bericht dokumentiert Architektur, Navigation sowie die Umsetzung der User Stories entlang der Schichten (Präsentation, Geschäftslogik, Datenhaltung, Fehlerbehandlung). Ergänzend wird eine manuelle Teststrategie dokumentiert, da automatisierten Tests <text:span text:style-name="T8">nicht geplant sind</text:span></text:p>
      <text:p text:style-name="P41"><text:span text:style-name="Strong_20_Emphasis"><text:span text:style-name="T9">Prozessnachweis:</text:span></text:span><text:span text:style-name="T9"> nicht im Code enthalten; wird über Issue-Tabelle oder Board-Screenshot ergänzt (</text:span><text:span text:style-name="T10">N</text:span><text:span text:style-name="T10">O</text:span><text:span text:style-name="T10">CH ERSTELLEN UND EINFÜGEN</text:span><text:span text:style-name="T9">).</text:span></text:p>
      <text:p text:style-name="P42"/>
      <text:p text:style-name="P42"/>
      <text:p text:style-name="P42"/>
      <text:h text:style-name="P43" text:outline-level="2"><text:soft-page-break/>Anforderungsmanagment</text:h>
      <text:h text:style-name="P44" text:outline-level="2" text:is-list-header="true">User‑Stories</text:h>
      <text:p text:style-name="P45">Im Fokus stehen die nachvollziehbare Umsetzung der fünf User Stories, eine klare Architektur, transparent dokumentierte Annahmen sowie die Abbildung externer Sender‑Systeme über definierte Schnittstellen mit Stub‑Implementierungen.</text:p>
      <text:p text:style-name="P46">Nicht‑Ziele</text:p>
      <text:p text:style-name="P38">Die Aufgabenstellung zielt auf eine prototypische Umsetzung zum Nachweis methodischer und technischer Kompetenzen ab. Produktionsnahe Integrationen und zusätzliche Erweiterungen werden bewusst nicht betrachtet. Dazu zählen insbesondere:</text:p>
      <text:list text:style-name="L2">
        <text:list-item>
          <text:p text:style-name="P47">keine echte Sender‑API‑Anbindung, ausschließlich Stubs</text:p>
        </text:list-item>
        <text:list-item>
          <text:p text:style-name="P47">keine Persistenz, Daten werden nur in‑memory gehalten</text:p>
        </text:list-item>
        <text:list-item>
          <text:p text:style-name="P47">keine umfassende Offline‑Strategie</text:p>
        </text:list-item>
        <text:list-item>
          <text:p text:style-name="P48"><text:span text:style-name="T11">keine automatisierten Tests im aktuellen Repository‑Stand, stattdessen manuelle Evaluation</text:span></text:p>
        </text:list-item>
      </text:list>
      <text:h text:style-name="P49" text:outline-level="1"><text:bookmark text:name="architektur-der-ghostnet-anwendung"/><text:bookmark-start text:name="__RefHeading___Toc1761_2528767534"/><text:span text:style-name="T12">Implementierung</text:span> <text:bookmark-end text:name="__RefHeading___Toc1761_2528767534"/></text:h>
      <text:h text:style-name="P50" text:outline-level="2"><text:bookmark-start text:name="__RefHeading___Toc3181_1225980438"/><text:bookmark-start text:name="architekturübersicht"/>Architekturübersicht<text:bookmark-end text:name="__RefHeading___Toc3181_1225980438"/></text:h>
      <text:p text:style-name="P51">Die Anwendung ist als Kotlin Multiplatform Projekt strukturiert. Zentrale UI- und Logikbestandteile liegen plattformunabhängig im Shared-Modul, während Android ausschließlich den Einstiegspunkt bereitstellt. Dadurch wird ein konsistenter Kern geschaffen, der später bei Bedarf auch für weitere Plattformen nutzbar wäre. Die Umsetzung fokussiert im aktuellen Stand auf Android als Zielplattform.</text:p>
      <text:p text:style-name="P51">Die Architektur folgt einer Schichtenarchitektur mit klarer Trennung der Verantwortlichkeiten. In der Präsentationsschicht befinden sich die Screens und UI-Komponenten auf Basis von Jetpack Compose sowie die zugehörigen ViewModels. Die ViewModels verwalten den UI-Zustand über StateFlow und modellieren Zustände und Aktionen über sealed States und Intents. Dadurch entsteht ein MVI-ähnlicher Steuerungsfluss: Nutzerinteraktionen werden als Intent verarbeitet, die ViewModel-Logik reduziert diese in einen neuen Zustand und die UI rendert daraus deterministisch den aktuellen Screen.</text:p>
      <text:p text:style-name="P51">Die Geschäftslogik ist in Services gekapselt. Diese Services stellen die Use Cases für den Abruf und die Verarbeitung der relevanten Daten bereit, beispielsweise „aktueller Song“, „Playlist laden“, „Playlist bewerten“, „Songwunsch senden“, „Moderator laden“ und „Moderator bewerten“. Für die Moderator-Ansicht existiert zusätzlich ein Service, der Dashboard-Daten bündelt und die „gesehen“-Markierung verwaltet. Die Rückgaben erfolgen konsistent über Result&lt;T&gt;, wodurch Erfolg und Fehler semantisch klar getrennt werden können, auch wenn Fehler in der aktuellen Stub-Konfiguration nur eingeschränkt auftreten.</text:p>
      <text:p text:style-name="P51">Die Datenhaltung ist über Repository-Interfaces abstrahiert. Diese Interfaces definieren die Systemgrenzen zu den angenommenen Sender-Systemen. Im Prototyp werden sie vollständig durch Stub-Implementierungen realisiert. Die Stubs greifen auf einen gemeinsamen In-Memory Store zu, der Seed-Daten, Bewertungsdaten, Songwünsche sowie Seen-Flags hält. Dadurch ist das System ohne Backend lauffähig und demonstriert die geplanten Integrationspunkte. Zusätzlich <text:soft-page-break/>wird ein Flow zur Anzahl ungesehener Einträge bereitgestellt, wodurch UI-Elemente wie Badges reaktiv aktualisiert werden können.</text:p>
      <text:p text:style-name="P51"><text:span text:style-name="Strong_20_Emphasis"><text:span text:style-name="T13">Einfügehinweis Screenshot:</text:span></text:span></text:p>
      <text:list text:style-name="L3">
        <text:list-item>
          <text:p text:style-name="P52"><text:span text:style-name="Strong_20_Emphasis"><text:span text:style-name="T13">[Abbildung: Architekturübersicht einfügen]</text:span></text:span><text:span text:style-name="T13"> Screenshot der Projektstruktur (z.B. Modulansicht oder Package-Übersicht in Android Studio) oder ein einfaches selbst erstelltes Diagramm „UI/ViewModel → Service → Repository → Stub/MockDataStore“.</text:span></text:p>
        </text:list-item>
        <text:list-item>
          <text:p text:style-name="P53">Diese Abbildung erhöht Nachvollziehbarkeit und Qualität, ohne neue Features zu behaupten.</text:p>
        </text:list-item>
      </text:list>
      <text:p text:style-name="P51"><text:span text:style-name="Strong_20_Emphasis"><text:span text:style-name="T13">Noch zu erklären (kurz, aber wichtig):</text:span></text:span></text:p>
      <text:list text:style-name="L4">
        <text:list-item>
          <text:p text:style-name="P54">Der Bericht sollte einmal prägnant festhalten, dass „DDD“ im Sinne klassischer DDD-Patterns nicht umgesetzt wurde. Hier ist „Schichtenarchitektur“ die präzise Bezeichnung. Das verhindert Missverständnisse in der Bewertung.</text:p>
        </text:list-item>
      </text:list>
      <text:h text:style-name="P55" text:outline-level="2"><text:bookmark-start text:name="__RefHeading___Toc3181_1225980438 Copy 2"/>Ü<text:span text:style-name="T14">bersicht zur Navigation</text:span><text:bookmark-end text:name="__RefHeading___Toc3181_1225980438 Copy 2"/></text:h>
      <text:p text:style-name="P56">Die Navigation ist tab-basiert aufgebaut. Es existieren vier Top-Level-Routen, die über eine Bottom Navigation erreichbar sind:</text:p>
      <text:list text:style-name="L5">
        <text:list-item>
          <text:p text:style-name="P57">NowPlaying</text:p>
        </text:list-item>
        <text:list-item>
          <text:p text:style-name="P57">Playlist</text:p>
        </text:list-item>
        <text:list-item>
          <text:p text:style-name="P57">Feedback (Songwunsch)</text:p>
        </text:list-item>
        <text:list-item>
          <text:p text:style-name="P57">Moderator (Dashboard)</text:p>
        </text:list-item>
      </text:list>
      <text:p text:style-name="P56">Der Wechsel zwischen diesen Routen ist bewusst flach gehalten, um kurze Nutzungssitzungen zu unterstützen und zentrale Funktionen ohne tiefe Navigation zugänglich zu machen.</text:p>
      <text:p text:style-name="P56">Zusätzliche Unterseiten werden nicht als eigene Routen umgesetzt. Stattdessen werden modale Bottom Sheets für Bewertungsflüsse verwendet.</text:p>
      <text:list text:style-name="L6">
        <text:list-item>
          <text:p text:style-name="P58">Das Playlist-Rating wird aus der Playlist-Ansicht heraus über ein Bottom Sheet geöffnet.</text:p>
        </text:list-item>
        <text:list-item>
          <text:p text:style-name="P58">Die Moderatorbewertung wird im Kontext der Now-Playing-Ansicht ebenfalls über ein Bottom Sheet angeboten.</text:p>
        </text:list-item>
      </text:list>
      <text:p text:style-name="P56">Bestätigungen und Fehlermeldungen erscheinen als Snackbars, wodurch Interaktionen bestätigt werden, ohne den Nutzerfluss zu unterbrechen.</text:p>
      <text:p text:style-name="P51">Eine reaktive Ergänzung besteht in der Anzeige einer Badge am Moderator-Tab, die die Anzahl ungesehener Einträge aus dem Dashboard aggregiert. Damit entsteht ein leichter „Pull“-Mechanismus: ohne automatische Aktualisierung der Listen wird sichtbar, ob neue Inhalte zu prüfen sind. Zusätzlich sind Ressourcen für Internationalisierung vorbereitet (values und values-de), wodurch UI-Texte mindestens zweisprachig angelegt werden können.</text:p>
      <text:p text:style-name="P51"><text:span text:style-name="Strong_20_Emphasis"/></text:p>
      <text:p text:style-name="P51"><text:soft-page-break/><text:span text:style-name="Strong_20_Emphasis">Einfügehinweise Screenshot:</text:span></text:p>
      <text:list text:style-name="L7">
        <text:list-item>
          <text:p text:style-name="P59"><text:span text:style-name="Strong_20_Emphasis">[Abbildung: Bottom Navigation mit Tabs]</text:span> Screenshot der App mit sichtbarer Bottom Navigation (Startzustand).</text:p>
        </text:list-item>
        <text:list-item>
          <text:p text:style-name="P59"><text:span text:style-name="Strong_20_Emphasis">[Abbildung: Badge am Moderator-Tab]</text:span> Screenshot, sobald ungesehene Einträge existieren und die Badge sichtbar ist. Falls das nur in bestimmten Seed-Daten-Zuständen sichtbar wird, sollte der Zustand vor dem Screenshot gezielt hergestellt werden.</text:p>
        </text:list-item>
      </text:list>
      <text:p text:style-name="P51"><text:span text:style-name="Strong_20_Emphasis">Noch zu erklären:</text:span></text:p>
      <text:list text:style-name="L8">
        <text:list-item>
          <text:p text:style-name="P60">Kurz begründen, warum Bottom Sheets statt zusätzlicher Screens genutzt werden (geringe Klicktiefe, schnelle Interaktion). Das ist keine neue Funktion, sondern eine UI-Entscheidung.</text:p>
        </text:list-item>
      </text:list>
      <text:h text:style-name="P61" text:outline-level="1">Implementierung <text:span text:style-name="T15">Hauptkapitel immer auf einer neuen Seite </text:span><text:span text:style-name="T16">beginnen</text:span><text:span text:style-name="T15">)</text:span></text:h>
      <text:h text:style-name="P62" text:outline-level="2">Umsetzung User Story 1: Aktueller Titel anzeigen</text:h>
      <text:h text:style-name="P63" text:outline-level="2" text:is-list-header="true">3.1.1 Präsentationsschicht</text:h>
      <text:p text:style-name="P64">Beim Aufruf der Now‑Playing‑Route wird der NowPlaying‑Screen angezeigt. Die UI rendert abhängig vom Zustand des ViewModels. Es existieren Zustände für Laden, Idle, Wiedergabe und Fehler. In der Wiedergabeansicht zeigt die Song‑Karte Titel, Interpret, Album und Dauer. Im Idle‑Zustand kann eine Nutzeraktion die Wiedergabe beziehungsweise das Laden des aktuellen Songs anstoßen. Im Fehlerzustand wird eine Fehlermeldung mit Retry‑Option angezeigt.</text:p>
      <text:p text:style-name="P65">[Einfügen: Screenshot NowPlaying im Playing‑Zustand direkt hier.]<text:line-break/>[Einfügen: optional Screenshot Loading oder Idle, falls visuell unterscheidbar.]</text:p>
      <text:p text:style-name="P66">3.1.2 Datenverarbeitung (Geschäftslogikschicht)</text:p>
      <text:p text:style-name="P65">Das ViewModel verarbeitet Nutzeraktionen als Intents und ruft den Use Case „aktuellen Song abrufen“ über den Service auf. Der Service kapselt den Zugriff auf das Repository. Das Ergebnis wird als Erfolg oder Fehler zurückgegeben und im ViewModel in UI‑Zustände übersetzt. Dadurch entsteht ein nachvollziehbarer Ablauf von Intent über Use Case bis State‑Update.</text:p>
      <text:p text:style-name="P66">3.1.3 Datenhaltungsschicht</text:p>
      <text:p text:style-name="P65">Der Abruf erfolgt über ein Repository‑Interface und wird im Prototyp durch ein Stub‑Repository erfüllt. Die Daten stammen aus Seed‑Daten des In‑Memory Stores. Persistente Speicherung ist nicht umgesetzt.</text:p>
      <text:p text:style-name="P66">3.1.4 Fehlerbehandlung</text:p>
      <text:p text:style-name="P64">Fehler sind als UI‑Zustände grundsätzlich modelliert. Im aktiven Start‑Flow können Fehler in einen Error‑Zustand überführt werden, der in der UI sichtbar ist und einen Retry erlaubt. Im Initial‑Load wird ein Fehler im aktuellen Stand jedoch bewusst nicht angezeigt. Dadurch startet die Ansicht ohne Fehlermeldung, selbst wenn das initiale Laden fehlschlägt.</text:p>
      <text:p text:style-name="P64">Ein fachlicher Empty‑State für „kein aktueller Titel verfügbar“ ist nicht implementiert. Wenn kein Songobjekt vorliegt, bleibt die Darstellung in einem Ladeverhalten (Spinner). In der Stub‑Konfiguration tritt dieser Fall in der Regel nicht auf, bleibt aber als fachliche Lücke dokumentiert.</text:p>
      <text:p text:style-name="P65">[Noch zu ergänzen: kurzer Satz zur Begründung des Initial‑Load‑Verhaltens, zum Beispiel „reduziert Startstörungen“, oder als bewusste Limitation markieren.]</text:p>
      <text:p text:style-name="P67">3.2 Umsetzung User Story 2: Playlist bewerten</text:p>
      <text:p text:style-name="P66">3.2.1 Präsentationsschicht</text:p>
      <text:p text:style-name="P64">Beim Öffnen der Playlist‑Route wird der Playlist‑Screen angezeigt. Nach dem Laden wird eine Liste der Songs dargestellt. Über eine Aktion wird ein Bottom‑Sheet geöffnet, in dem die Playlist mit 1 bis 5 Sternen bewertet werden kann. Nach dem Absenden wird das Ergebnis über eine Snackbar bestätigt.</text:p>
      <text:p text:style-name="P65"><text:soft-page-break/>[Einfügen: Screenshot Playlist‑Screen direkt hier.]<text:line-break/>[Einfügen: Screenshot PlaylistRatingSheet geöffnet direkt hier.]<text:line-break/>[Einfügen: Screenshot Snackbar nach Bewertung direkt hier.]</text:p>
      <text:p text:style-name="P68">3.2.2 Datenverarbeitung (Geschäftslogikschicht)</text:p>
      <text:p text:style-name="P65">Das ViewModel lädt die Playlist und eine eventuell bereits vorhandene Bewertung. Für den Ladevorgang wird ein Loading‑Zustand verwendet, der nach erfolgreichem Abruf in einen Loaded‑Zustand überführt wird. Beim Absenden einer Bewertung wird ein Submitting‑Zustand genutzt, um Mehrfachauslösungen zu vermeiden und der UI einen klaren Interaktionszustand zu geben. Nach erfolgreicher Bewertung wird der neue Sternwert im State aktualisiert, das Sheet geschlossen und die Snackbar ausgelöst.</text:p>
      <text:p text:style-name="P68">3.2.3 Datenhaltungsschicht</text:p>
      <text:p text:style-name="P65">Playlist‑Daten und Bewertungen werden über ein Repository bezogen und im Prototyp in einem In‑Memory Store gehalten. Persistenz über einen App‑Neustart ist nicht vorgesehen.</text:p>
      <text:p text:style-name="P68">3.2.4 Fehlerbehandlung</text:p>
      <text:p text:style-name="P65">Fehler beim Laden würden in einen Error‑Zustand führen, der im Screen dargestellt wird. Fehler beim Absenden würden als Snackbar erscheinen. In der aktuellen Stub‑Konfiguration liefern die Repositories praktisch immer Erfolg, daher sind Fehlerpfade in der Demo kaum reproduzierbar, aber architektonisch vorgesehen.</text:p>
      <text:p text:style-name="P67">3.3 Umsetzung User Story 3: Songwunsch senden</text:p>
      <text:p text:style-name="P68">3.3.1 Präsentationsschicht</text:p>
      <text:p text:style-name="P64">Der Songwunsch‑Screen stellt Pflichtfelder für Interpret und Titel bereit. Eine optionale Nachricht kann ergänzt werden. Während des Absendevorgangs wechselt die UI in einen Submitting‑Zustand, der Eingaben deaktiviert und Fortschritt im Button sichtbar macht.</text:p>
      <text:p text:style-name="P65">[Einfügen: Screenshot Songwunsch‑Screen leer bzw. normal direkt hier.]</text:p>
      <text:p text:style-name="P68">3.3.2 Datenverarbeitung (Geschäftslogikschicht)</text:p>
      <text:p text:style-name="P65">Das ViewModel validiert die Eingaben. Interpret und Titel dürfen nicht leer sein. Zusätzlich ist eine maximale Nachrichtenlänge von 200 Zeichen als Geschäftsregel implementiert. Bei gültigen Eingaben wird ein Songwunsch erstellt und über den Service an das Repository übergeben. Das Ergebnis wird als Erfolg oder Fehler an die UI zurückgespielt und als Feedback angezeigt.</text:p>
      <text:p text:style-name="P68">3.3.3 Datenhaltungsschicht</text:p>
      <text:p text:style-name="P65">Der Songwunsch wird über ein Repository‑Interface an eine Stub‑Implementierung delegiert und im In‑Memory Store gespeichert. Dadurch wird der Eintrag im Moderator‑Dashboard sichtbar.</text:p>
      <text:p text:style-name="P68">3.3.4 Fehlerbehandlung</text:p>
      <text:p text:style-name="P64">Validierungsfehler werden direkt in der UI sichtbar gemacht. Technische Fehler wären als Snackbar vorgesehen, sind jedoch im Stub‑Betrieb praktisch nicht auslösbar. In der Demo ist daher die Validierung der zentrale Nachweis für robuste Nutzeraktionen.</text:p>
      <text:p text:style-name="P65"><text:soft-page-break/>[Einfügen: Screenshot Pflichtfeldfehler direkt hier.]<text:line-break/>[Einfügen: Screenshot Nachricht zu lang direkt hier.]<text:line-break/>[Einfügen: Screenshot Erfolgssnackbar oder Erfolgsmeldung direkt hier.]</text:p>
      <text:p text:style-name="P67">3.4 Umsetzung User Story 4: Moderator:in bewerten</text:p>
      <text:p text:style-name="P68">3.4.1 Präsentationsschicht</text:p>
      <text:p text:style-name="P64">Die Moderatorbewertung wird aus dem Now‑Playing‑Screen über ein Bottom‑Sheet geöffnet. Im Sheet werden Moderatorinformationen und ein Sternrating (1 bis 5) angezeigt. Das Absenden ist erst möglich, wenn eine Bewertung ausgewählt wurde. Der Submit‑Button ist ohne Auswahl deaktiviert. Dadurch ist keine separate Validierungsmeldung für den Fall „ohne Auswahl“ erforderlich, da der Zustand nicht ausgelöst werden kann.</text:p>
      <text:p text:style-name="P65">[Einfügen: Screenshot ModeratorRatingSheet geöffnet direkt hier.]<text:line-break/>[Einfügen: Screenshot nach Auswahl, Button aktiv, optional direkt hier.]</text:p>
      <text:p text:style-name="P68">3.4.2 Datenverarbeitung (Geschäftslogikschicht)</text:p>
      <text:p text:style-name="P65">Beim Öffnen des Sheets lädt das ViewModel die aktuelle Moderatorinformation. Beim Absenden wird eine Bewertung erstellt und über den Service an das Repository übergeben. Das Ergebnis wird als UI‑Feedback angezeigt.</text:p>
      <text:p text:style-name="P68">3.4.3 Datenhaltungsschicht</text:p>
      <text:p text:style-name="P65">Moderatorinformationen und Moderatorbewertungen werden im Prototyp über Stub‑Repositories verarbeitet und im In‑Memory Store gespeichert. Dadurch können neue Bewertungen im Moderator‑Dashboard als neue Einträge erscheinen.</text:p>
      <text:p text:style-name="P68">3.4.4 Fehlerbehandlung</text:p>
      <text:p text:style-name="P64">Beim Laden der Moderatorinformation existiert kein eigener Error‑State. Bei Fehlern oder fehlender Verfügbarkeit wird die Moderatorinformation im State auf „nicht vorhanden“ gesetzt, und die UI zeigt den Hinweis, dass aktuell keine Moderatorinformationen verfügbar sind. Fehler beim Absenden wären als Snackbar vorgesehen, sind jedoch im Stub‑Betrieb praktisch nicht auslösbar.</text:p>
      <text:p text:style-name="P65">[Einfügen: Screenshot „keine Moderator‑Info verfügbar“ nur dann, wenn reproduzierbar.]</text:p>
      <text:p text:style-name="P67">3.5 Umsetzung User Story 5: Moderator‑Dashboard</text:p>
      <text:p text:style-name="P68">3.5.1 Präsentationsschicht</text:p>
      <text:p text:style-name="P64">Der Moderator‑Screen zeigt drei Bereiche: Moderatorbewertungen, Playlistbewertungen und Songwünsche. Neue Einträge werden als „NEU“ markiert. Leere Bereiche werden durch Empty‑States dargestellt, damit der Screen auch ohne Inhalte verständlich bleibt. Zusätzlich zeigt die Bottom Navigation am Moderator‑Tab eine Badge mit der Anzahl ungesehener Einträge.</text:p>
      <text:p text:style-name="P65">[Einfügen: Screenshot Moderator‑Dashboard mit NEU‑Badges direkt hier.]<text:line-break/>[Einfügen: Screenshot Badge am Moderator‑Tab direkt hier.]</text:p>
      <text:p text:style-name="P68">3.5.2 Datenverarbeitung (Geschäftslogikschicht)</text:p>
      <text:p text:style-name="P64"><text:soft-page-break/>Beim Öffnen des Dashboards werden die drei Listen über den Service geladen. Neue Einträge werden nach dem Laden im Hintergrund als gesehen markiert. Der bereits geladene UI‑State wird dadurch jedoch nicht automatisch neu geladen. Der „NEU“-Status verschwindet im aktuellen Verhalten daher erst, wenn die Ansicht erneut geöffnet und die Daten erneut geladen werden.</text:p>
      <text:p text:style-name="P65">[Einfügen: zweiter Screenshot Moderator‑Dashboard nach erneutem Öffnen, NEU nicht mehr sichtbar.]<text:line-break/>[Noch zu ergänzen: kurze Beschreibung, wie der zweite Zustand hergestellt wurde, zum Beispiel „Ansicht verlassen und erneut öffnen“.]</text:p>
      <text:p text:style-name="P68">3.5.3 Datenhaltungsschicht</text:p>
      <text:p text:style-name="P65">Die Daten stammen aus Stub‑Repositories und einem In‑Memory Store mit Seed‑Daten. Einträge werden nach Zeitstempel sortiert, sodass aktuelle Inhalte priorisiert angezeigt werden. Seen‑Flags werden im In‑Memory Store verwaltet.</text:p>
      <text:p text:style-name="P68">3.5.4 Fehlerbehandlung</text:p>
      <text:p text:style-name="P65">Fehler beim Laden würden zu einem Error‑Zustand führen und in der UI angezeigt. Aufgrund der Stub‑Implementierungen sind Fehlerpfade in der Demo kaum reproduzierbar, werden jedoch architektonisch vorgesehen und in der Reflexion als Limitation dokumentiert.</text:p>
      <text:p text:style-name="P67">3.6 Evaluation und Reflexion</text:p>
      <text:p text:style-name="P66">3.6.1 Manuelle Teststrategie</text:p>
      <text:p text:style-name="P64">Da im Repository keine automatisierten Tests vorhanden sind, erfolgt die Evaluation über manuelle Abnahmetests. Ziel ist die Überprüfung der Wirksamkeit und des Nutzens der Kernfunktionen anhand typischer Nutzungssituationen, wie es im Leitfaden gefordert ist.</text:p>
      <text:p text:style-name="P69">Tab1: Manuelle Testfäl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stfall</text:p>
            </table:table-cell>
            <table:table-cell table:style-name="Table1.A1" office:value-type="string">
              <text:p text:style-name="Table_20_Heading">Given</text:p>
            </table:table-cell>
            <table:table-cell table:style-name="Table1.A1" office:value-type="string">
              <text:p text:style-name="Table_20_Heading">When</text:p>
            </table:table-cell>
            <table:table-cell table:style-name="Table1.A1" office:value-type="string">
              <text:p text:style-name="Table_20_Heading">Then</text:p>
            </table:table-cell>
            <table:table-cell table:style-name="Table1.A1" office:value-type="string">
              <text:p text:style-name="Table_20_Heading">Screenshot</text:p>
            </table:table-cell>
          </table:table-row>
        </table:table-header-rows>
        <table:table-row>
          <table:table-cell table:style-name="Table1.A1" office:value-type="string">
            <text:p text:style-name="Table_20_Contents">T1 US1 NowPlaying</text:p>
          </table:table-cell>
          <table:table-cell table:style-name="Table1.A1" office:value-type="string">
            <text:p text:style-name="Table_20_Contents">NowPlaying aktiv</text:p>
          </table:table-cell>
          <table:table-cell table:style-name="Table1.A1" office:value-type="string">
            <text:p text:style-name="Table_20_Contents">Wiedergabe starten</text:p>
          </table:table-cell>
          <table:table-cell table:style-name="Table1.A1" office:value-type="string">
            <text:p text:style-name="Table_20_Contents">Songdaten sichtbar</text:p>
          </table:table-cell>
          <table:table-cell table:style-name="Table1.A1" office:value-type="string">
            <text:p text:style-name="Table_20_Contents">Abbildung <text:span text:style-name="T17">x</text:span></text:p>
          </table:table-cell>
        </table:table-row>
        <table:table-row>
          <table:table-cell table:style-name="Table1.A1" office:value-type="string">
            <text:p text:style-name="Table_20_Contents">T2 US2 Playlist Rating</text:p>
          </table:table-cell>
          <table:table-cell table:style-name="Table1.A1" office:value-type="string">
            <text:p text:style-name="Table_20_Contents">Playlist geladen</text:p>
          </table:table-cell>
          <table:table-cell table:style-name="Table1.A1" office:value-type="string">
            <text:p text:style-name="Table_20_Contents">3 Sterne absenden</text:p>
          </table:table-cell>
          <table:table-cell table:style-name="Table1.A1" office:value-type="string">
            <text:p text:style-name="Table_20_Contents">Snackbar bestätigt</text:p>
          </table:table-cell>
          <table:table-cell table:style-name="Table1.A1" office:value-type="string">
            <text:p text:style-name="Table_20_Contents">Abbildung <text:span text:style-name="T17">x</text:span></text:p>
          </table:table-cell>
        </table:table-row>
        <table:table-row>
          <table:table-cell table:style-name="Table1.A1" office:value-type="string">
            <text:p text:style-name="Table_20_Contents">T3 US3 Pflichtfelder</text:p>
          </table:table-cell>
          <table:table-cell table:style-name="Table1.A1" office:value-type="string">
            <text:p text:style-name="Table_20_Contents">Songwunsch aktiv</text:p>
          </table:table-cell>
          <table:table-cell table:style-name="Table1.A1" office:value-type="string">
            <text:p text:style-name="Table_20_Contents">Pflichtfeld leer absenden</text:p>
          </table:table-cell>
          <table:table-cell table:style-name="Table1.A1" office:value-type="string">
            <text:p text:style-name="Table_20_Contents">Feldfehler sichtbar</text:p>
          </table:table-cell>
          <table:table-cell table:style-name="Table1.A1" office:value-type="string">
            <text:p text:style-name="Table_20_Contents">Abbildung <text:span text:style-name="T17">x</text:span></text:p>
          </table:table-cell>
        </table:table-row>
        <table:table-row>
          <table:table-cell table:style-name="Table1.A1" office:value-type="string">
            <text:p text:style-name="Table_20_Contents">T4 US3 Länge</text:p>
          </table:table-cell>
          <table:table-cell table:style-name="Table1.A1" office:value-type="string">
            <text:p text:style-name="Table_20_Contents">Songwunsch aktiv</text:p>
          </table:table-cell>
          <table:table-cell table:style-name="Table1.A1" office:value-type="string">
            <text:p text:style-name="Table_20_Contents">Nachricht &gt; 200</text:p>
          </table:table-cell>
          <table:table-cell table:style-name="Table1.A1" office:value-type="string">
            <text:p text:style-name="Table_20_Contents">Hinweis sichtbar, Submit verhindert</text:p>
          </table:table-cell>
          <table:table-cell table:style-name="Table1.A1" office:value-type="string">
            <text:p text:style-name="Table_20_Contents">Abbildung <text:span text:style-name="T17">x</text:span></text:p>
          </table:table-cell>
        </table:table-row>
        <table:table-row>
          <table:table-cell table:style-name="Table1.A1" office:value-type="string">
            <text:p text:style-name="Table_20_Contents">T5 US4 Moderator Rating</text:p>
          </table:table-cell>
          <table:table-cell table:style-name="Table1.A1" office:value-type="string">
            <text:p text:style-name="Table_20_Contents">NowPlaying aktiv</text:p>
          </table:table-cell>
          <table:table-cell table:style-name="Table1.A1" office:value-type="string">
            <text:p text:style-name="Table_20_Contents">Rating wählen, absenden</text:p>
          </table:table-cell>
          <table:table-cell table:style-name="Table1.A1" office:value-type="string">
            <text:p text:style-name="Table_20_Contents">Snackbar bestätigt</text:p>
          </table:table-cell>
          <table:table-cell table:style-name="Table1.A1" office:value-type="string">
            <text:p text:style-name="Table_20_Contents">Zusatzabbildung</text:p>
          </table:table-cell>
        </table:table-row>
        <table:table-row>
          <table:table-cell table:style-name="Table1.A1" office:value-type="string">
            <text:p text:style-name="Table_20_Contents">T6 US5 NEU sichtbar</text:p>
          </table:table-cell>
          <table:table-cell table:style-name="Table1.A1" office:value-type="string">
            <text:p text:style-name="Table_20_Contents">Moderator öffnen</text:p>
          </table:table-cell>
          <table:table-cell table:style-name="Table1.A1" office:value-type="string">
            <text:p text:style-name="Table_20_Contents">erstes Laden</text:p>
          </table:table-cell>
          <table:table-cell table:style-name="Table1.A1" office:value-type="string">
            <text:p text:style-name="Table_20_Contents">NEU‑Badges sichtbar</text:p>
          </table:table-cell>
          <table:table-cell table:style-name="Table1.A1" office:value-type="string">
            <text:p text:style-name="Table_20_Contents">Abbildung <text:span text:style-name="T17">x</text:span></text:p>
          </table:table-cell>
        </table:table-row>
        <table:table-row table:style-name="Table1.8">
          <table:table-cell table:style-name="Table1.A1" office:value-type="string">
            <text:p text:style-name="Table_20_Contents">T7 US5 NEU entfernt</text:p>
          </table:table-cell>
          <table:table-cell table:style-name="Table1.A1" office:value-type="string">
            <text:p text:style-name="Table_20_Contents">Moderator erneut öffnen</text:p>
          </table:table-cell>
          <table:table-cell table:style-name="Table1.A1" office:value-type="string">
            <text:p text:style-name="Table_20_Contents">zweites Laden</text:p>
          </table:table-cell>
          <table:table-cell table:style-name="Table1.A1" office:value-type="string">
            <text:p text:style-name="Table_20_Contents">NEU‑Badges nicht mehr sichtbar</text:p>
          </table:table-cell>
          <table:table-cell table:style-name="Table1.A1" office:value-type="string">
            <text:p text:style-name="Table_20_Contents">Abbildung <text:span text:style-name="T17">x</text:span></text:p>
          </table:table-cell>
        </table:table-row>
      </table:table>
      <text:p text:style-name="P70"><text:line-break/><text:span text:style-name="T17">Quelle: Eigene Darstellung</text:span></text:p>
      <text:p text:style-name="P71">Hinweis zur Fehlerprüfung: Fehlerzustände sind modelliert, können aber stubbedingt nur eingeschränkt demonstriert werden, da die Stub‑Repositories praktisch immer Erfolg liefern. Daher liegt der Schwerpunkt der manuellen Tests auf Validierung, Zustandswechseln (Loading, Loaded) und UI‑Feedback.</text:p>
      <text:p text:style-name="P72"><text:soft-page-break/>3.6.2 Geplante Testabdeckung</text:p>
      <text:p text:style-name="P73">Als nächster Schritt sind automatisierte Tests vorgesehen, um die manuelle Evaluation zu ergänzen. Schwerpunkt wären Unit‑Tests für ViewModels (State‑Übergänge und Validierung), Unit‑Tests für Services (Result‑Handling) und Contract‑Tests für Stub‑Repositories (Konsistenz von Seed‑Daten und Seen‑Logik). UI‑Smoke‑Tests könnten Navigation und Basisinteraktionen absichern. Diese Tests sind im aktuellen Stand nicht implementiert und werden daher als Ausblick geführt.</text:p>
      <text:p text:style-name="P72">3.6.3 Reflexion der Umsetzung und Grenzen</text:p>
      <text:p text:style-name="P51">Die Umsetzung zeigt eine konsistente Strukturierung über Schichten, DI und reaktives State‑Management. Die Nutzerflüsse sind kurz, UI‑Zustände sind nachvollziehbar und Interaktionen werden über Intents reproduzierbar verarbeitet. Die Stubs machen Integrationspunkte sichtbar und erlauben eine lauffähige Demo ohne Backend.</text:p>
      <text:p text:style-name="P74">Gleichzeitig sind prototypische Grenzen vorhanden: Es existiert keine reale API‑Anbindung und keine Persistenz, Fehlerpfade sind in der Demo kaum auslösbar, US1 besitzt keinen fachlichen Empty‑State, und Initial‑Load‑Fehler werden nicht angezeigt. Im Moderator‑Dashboard werden neue Einträge zwar nach dem Laden als gesehen markiert, der UI‑State wird jedoch nicht automatisch neu geladen, sodass „NEU“ erst nach erneutem Öffnen verschwindet. Ein expliziter Refresh‑Mechanismus im Dashboard ist nicht implementiert.</text:p>
      <text:p text:style-name="P75"><text:span text:style-name="T4"/></text:p>
      <text:p text:style-name="P76"><text:span text:style-name="T18">4. </text:span><text:span text:style-name="T19">Fazit </text:span><text:span text:style-name="T20">(Hauptkapitel immer auf einer neuen Seite </text:span><text:span text:style-name="T21">beginnen</text:span><text:span text:style-name="T20">)</text:span></text:p>
      <text:p text:style-name="P75">4.1 Ergebnisse</text:p>
      <text:p text:style-name="P74">Der Prototyp bildet die geforderten User Stories US1 bis US5 im UI‑Flow ab. Die App ermöglicht die Anzeige des aktuell gespielten Titels, die Bewertung der Playlist, das Senden von Songwünschen, die Bewertung der Moderator:in sowie ein Dashboard zur Sichtung von Bewertungen und Songwünschen. Die Umsetzung folgt einer klaren Schichtenarchitektur mit Presentation, Business und Data Layer. Zustände werden über StateFlow modelliert, und Nutzeraktionen werden konsistent in Zustandsübergänge überführt. Externe Sender‑Systeme sind über Stub‑Schnittstellen abgebildet, wodurch Integrationspunkte nachvollziehbar vorbereitet sind. Die Navigation bleibt flach und unterstützt kurze Interaktionen über Bottom Navigation und Bottom Sheets.</text:p>
      <text:p text:style-name="P75">4.2 Limitationen</text:p>
      <text:list text:style-name="L9">
        <text:list-item>
          <text:p text:style-name="P77">Alle externen Schnittstellen sind Stubs, es gibt keine echte Sender‑API‑Anbindung.</text:p>
        </text:list-item>
        <text:list-item>
          <text:p text:style-name="P77">Es existiert keine persistente Speicherung, Daten liegen ausschließlich im In‑Memory Store.</text:p>
        </text:list-item>
        <text:list-item>
          <text:p text:style-name="P77">Fehlerpfade sind implementiert, aber durch die Stubs praktisch nicht auslösbar.</text:p>
        </text:list-item>
        <text:list-item>
          <text:p text:style-name="P77">US1: Initial‑Load‑Fehler werden ignoriert, und ein fachlicher Empty‑State fehlt.</text:p>
        </text:list-item>
        <text:list-item>
          <text:p text:style-name="P77">Moderator‑Dashboard lädt Daten nur beim Öffnen, kein expliziter Refresh ist vorhanden.</text:p>
        </text:list-item>
        <text:list-item>
          <text:p text:style-name="P77">US5: „NEU“ wird im Hintergrund als gesehen markiert, verschwindet im UI jedoch erst nach erneutem Öffnen der Ansicht, da der UI‑State nicht automatisch neu geladen wird.</text:p>
        </text:list-item>
        <text:list-item>
          <text:p text:style-name="P78">KMP‑Code ist vorbereitet, der Prototyp wird aktuell als Android‑App genutzt.</text:p>
        </text:list-item>
      </text:list>
      <text:p text:style-name="P79">4.3 Ausblick</text:p>
      <text:list text:style-name="L10">
        <text:list-item>
          <text:p text:style-name="P80">Anbindung realer Sender‑APIs für Now Playing, Playlist, Songwünsche und Ratings inklusive definierter Fehler‑ und Timeout‑Strategien.</text:p>
        </text:list-item>
        <text:list-item>
          <text:p text:style-name="P80">Einführung einer Persistenzschicht für Songwünsche und Bewertungen, um Daten nach App‑Neustart zu erhalten.</text:p>
        </text:list-item>
        <text:list-item>
          <text:p text:style-name="P80">Ergänzung eines Refresh‑Mechanismus im Moderator‑Dashboard sowie konsistenterer Aktualisierung des UI‑States nach Seen‑Markierungen.</text:p>
        </text:list-item>
        <text:list-item>
          <text:p text:style-name="P80">Ausbau einer automatisierten Testabdeckung (ViewModel‑, Service‑ und Repository‑Tests sowie UI‑Smoke‑Tests) zur Absicherung der Zustandsübergänge und Validierungsregeln.</text:p>
        </text:list-item>
        <text:list-item>
          <text:p text:style-name="P80">Optionaler Ausbau weiterer Zielplattformen im KMP‑Kontext, sofern dies durch Aufgabenstellung und Ressourcen gerechtfertigt ist.</text:p>
        </text:list-item>
      </text:list>
      <text:h text:style-name="P81" text:outline-level="1" text:is-list-header="true"><text:span text:style-name="T18">5 </text:span><text:span text:style-name="T22">Anhang</text:span></text:h>
      <text:h text:style-name="P82" text:outline-level="1" text:is-list-header="true"><text:span text:style-name="T18">5.1 </text:span>Sreenshots aus der laufenden Anwendung</text:h>
      <text:p text:style-name="Standard"><text:line-break/></text:p>
      <text:p text:style-name="P83"/>
      <text:p text:style-name="P84"><text:span text:style-name="T23">----------------- <text:s text:c="2"/></text:span><text:span text:style-name="T24">ALT ----------------------------<text:line-break/><text:line-break/></text:span><text:bookmark-start text:name="präsentationsschicht-presentation-layer"/><text:span text:style-name="T23">Präsentationsschicht (Presentation Layer)</text:span><text:bookmark-end text:name="präsentationsschicht-presentation-layer"/><text:span text:style-name="T23"><text:line-break/><text:line-break/></text:span>Die Präsentationsschicht enthält alle Screens und UI‑Komponenten (Jetpack Compose) sowie die zugehörigen ViewModels. Zentrale Komponenten sind:</text:p>
      <text:p text:style-name="Standard"/>
      <text:p text:style-name="Standard">- Screens: NowPlayingScreen, PlaylistScreen, FeedbackScreen (Songwunsch), ModeratorScreen.</text:p>
      <text:p text:style-name="Standard">- ViewModels: NowPlayingViewModel, PlaylistViewModel, FeedbackViewModel, ModeratorViewModel.</text:p>
      <text:p text:style-name="Standard">- Zustandsmodelle als StateFlow mit sealed States (z.B. CurrentMode, PlaylistMode, FeedbackMode, ModeratorMode).</text:p>
      <text:p text:style-name="Standard"><text:s text:c="2"/>- UI‑Aktionen werden als Intents/Events verarbeitet und in neue States reduziert.</text:p>
      <text:p text:style-name="P83"/>
      <text:p text:style-name="P83"><text:bookmark-start text:name="geschäftslogikschicht-business-layer"/>Geschäftslogikschicht (Business Layer)</text:p>
      <text:p text:style-name="P85"><text:bookmark-end text:name="geschäftslogikschicht-business-layer"/>Die Geschäftslogik ist in Application‑Services gekapselt:</text:p>
      <text:p text:style-name="P85"/>
      <text:p text:style-name="P85"><text:s text:c="2"/>- SongService übernimmt Use Cases wie „aktueller Song“, „Playlist laden“, „Playlist bewerten“, „Songwunsch senden“ sowie „Moderator bewerten“.</text:p>
      <text:p text:style-name="P85"><text:s text:c="2"/>- ModeratorService liefert Moderator‑Bewertungen, Playlist‑Bewertungen und Songwünsche und markiert neue Einträge als gesehen.</text:p>
      <text:p text:style-name="P85"/>
      <text:p text:style-name="P85"><text:s text:c="2"/>Die Services arbeiten mit Repository‑Interfaces und liefern Ergebnisse über Result&lt;T&gt; zurück.</text:p>
      <text:p text:style-name="P85"/>
      <text:p text:style-name="P83"><text:bookmark-start text:name="datenhaltungsschicht-data-layer"/>Datenhaltungsschicht (Data Layer)</text:p>
      <text:p text:style-name="Standard"><text:bookmark-end text:name="datenhaltungsschicht-data-layer"/><text:bookmark-end text:name="architekturübersicht"/>Die Datenhaltung besteht aus Repository‑Interfaces im Domain‑Layer und Stub‑Implementierungen im Infrastructure‑Layer:</text:p>
      <text:p text:style-name="Standard"/>
      <text:p text:style-name="Standard">- Interfaces: SongRepository, SongRequestRepository, ModeratorRepository.</text:p>
      <text:p text:style-name="Standard">- Implementierungen: MockSongRepository, MockSongRequestRepository, MockModeratorRepository.</text:p>
      <text:p text:style-name="Standard">- Gemeinsamer In‑Memory‑Store: MockDataStore (Songs, Ratings, Requests, „seen“‑Flags).</text:p>
      <text:p text:style-name="Standard"><text:line-break/>Externe Sender‑Systeme sind nicht angebunden; sie werden im Projekt als Stubs simuliert.</text:p>
      <text:p text:style-name="P85"/>
      <text:p text:style-name="P85"><text:span text:style-name="T23">Kommunikation zwischen den Schichten<text:line-break/></text:span>Der Datenfluss ist konsistent in allen User Stories:</text:p>
      <text:p text:style-name="Standard"/>
      <text:p text:style-name="Standard"><text:s text:c="2"/>1. UI löst Intent/Event im ViewModel aus.</text:p>
      <text:p text:style-name="Standard"><text:s text:c="2"/>2. ViewModel ruft den passenden Use Case im Service auf.</text:p>
      <text:p text:style-name="Standard"><text:s text:c="2"/>3. Service delegiert an Repository‑Interface.</text:p>
      <text:p text:style-name="Standard"><text:s text:c="2"/>4. Repository greift auf Stub‑Implementierung/MockDataStore zu.</text:p>
      <text:p text:style-name="Standard"><text:s text:c="2"/>5. Ergebnis wird via Result zurückgegeben und in UI‑State übersetzt.</text:p>
      <text:p text:style-name="P86"/>
      <text:p text:style-name="P85">Das Datenmodell besteht aus folgenden <text:span text:style-name="T25">Hauptkomponenten</text:span>:</text:p>
      <text:p text:style-name="P85"/>
      <text:p text:style-name="P85"><text:s text:c="2"/>- Song (Titel, Interpret, Album, Dauer)</text:p>
      <text:p text:style-name="P85"><text:s text:c="2"/>- SongRequest (Interpret, Titel, Nachricht, Timestamp, seen)</text:p>
      <text:p text:style-name="P85"><text:s text:c="2"/>- Moderator</text:p>
      <text:p text:style-name="P85"><text:s text:c="2"/>- ModeratorRating (Score, Timestamp, seen)</text:p>
      <text:p text:style-name="P85"><text:s text:c="2"/>- PlaylistRating (Score, Timestamp, seen)</text:p>
      <text:p text:style-name="P85"><text:s text:c="2"/>- Fehlerdomäne: SongException (NetworkError, NotFound)</text:p>
      <text:p text:style-name="P87"/>
      <text:p text:style-name="P88"><text:s/></text:p>
      <text:h text:style-name="Heading_20_2" text:outline-level="2"><text:bookmark-start text:name="__RefHeading___Toc678_2528767534"/><text:soft-page-break/>Übersicht zur Navigation<text:bookmark-end text:name="__RefHeading___Toc678_2528767534"/></text:h>
      <text:p text:style-name="P85"/>
      <text:p text:style-name="P89"><text:bookmark-start text:name="__RefHeading___Toc3259_2528767534"/>Hauptseiten <text:span text:style-name="T26">(Top-Level-Routen)</text:span><text:bookmark-end text:name="__RefHeading___Toc3259_2528767534"/></text:p>
      <text:p text:style-name="Standard">Die Navigation ist tab‑basiert (Bottom Navigation). Es gibt vier Hauptseiten, die jeweils als eigene Route in Routes und AppNavHost definiert sind:</text:p>
      <text:p text:style-name="Standard"/>
      <text:p text:style-name="Standard"><text:s text:c="2"/>- NowPlaying → NowPlayingScreen (Startziel der App)</text:p>
      <text:p text:style-name="Standard"><text:s text:c="2"/>- Playlist → PlaylistScreen</text:p>
      <text:p text:style-name="Standard"><text:s text:c="2"/>- Feedback → FeedbackScreen (Songwunsch)</text:p>
      <text:p text:style-name="Standard"><text:s text:c="2"/>- Moderator → ModeratorScreen (Moderator‑Dashboard)</text:p>
      <text:p text:style-name="Standard"/>
      <text:p text:style-name="Standard">Der Wechsel erfolgt über die Bottom Navigation Bar.</text:p>
      <text:p text:style-name="P90"/>
      <text:p text:style-name="Standard"><text:span text:style-name="T27">Unterseiten </text:span><text:span text:style-name="T28">(Overlays)</text:span><text:span text:style-name="T29"><text:line-break/></text:span>Es gibt keine zusätzlichen Unterseiten als eigene Routen. Stattdessen werden modale Overlays genutzt:</text:p>
      <text:p text:style-name="Standard"/>
      <text:p text:style-name="Standard"><text:s text:c="2"/>- ModeratorRatingSheet (Bottom‑Sheet)</text:p>
      <text:p text:style-name="Standard"><text:s text:c="6"/>- Öffnet sich aus NowPlayingScreen („Like what you hear?“).</text:p>
      <text:p text:style-name="Standard"><text:s text:c="2"/>- PlaylistRatingSheet (Bottom‑Sheet)</text:p>
      <text:p text:style-name="Standard"><text:s text:c="6"/>- Öffnet sich aus PlaylistScreen („Rate Playlist“).</text:p>
      <text:p text:style-name="Standard"/>
      <text:p text:style-name="Standard">Bestätigungen und Fehlermeldungen erscheinen als Snackbars, nicht als eigene Seiten.</text:p>
      <text:h text:style-name="P91" text:outline-level="1"><text:bookmark-start text:name="__RefHeading___Toc1335_1650032118"/>Implementierung<text:bookmark-end text:name="__RefHeading___Toc1335_1650032118"/></text:h>
      <text:p text:style-name="P92">Die Anwendung besteht aus folgenden Funktionen:</text:p>
      <text:p text:style-name="P93"/>
      <text:p text:style-name="P94">3.1 Umsetzung der User Story 1: Aktueller Titel anzeigen </text:p>
      <text:p text:style-name="P95">Beim Aufruf der Route NowPlaying wird der NowPlayingScreen angezeigt. Der zugehörige NowPlayingViewModel wird <text:span text:style-name="T30">per Dependency Injection (</text:span>Koin<text:span text:style-name="T30">)</text:span> <text:span text:style-name="T30">bereitgestellt und lädt beim Initialisieren den aktuellen Song ü</text:span><text:span text:style-name="T31">ber loadCurrentSong()</text:span><text:span text:style-name="T30">.</text:span> <text:span text:style-name="T31">Dabei bleibt der CurrentMode unverändert (Standard: Idle) und Fehler werden im Initial-Load nicht angezeigt. </text:span>Die UI <text:span text:style-name="T30">sammelt</text:span> den PlayingState als StateFlow und rendert abhängig vom <text:span text:style-name="T30">CurrentMode die passende Oberfläche</text:span> (Loading/Idle/Playing/Error). Die Geschäftslogik <text:span text:style-name="T30">wird über den Application-Layer (</text:span>SongService<text:span text:style-name="T30">) gekapselt</text:span>, der <text:span text:style-name="T30">wiederum das Domain-Repository (</text:span>SongRepository<text:span text:style-name="T30">)</text:span> nutzt. Die <text:span text:style-name="T30">Daten</text:span> <text:span text:style-name="T30">stammen</text:span> aus einer <text:span text:style-name="T30">lokalen</text:span> Stub-Implementierung (MockSongRepository)<text:span text:style-name="T32">3.1.1 Präsentationsschicht</text:span></text:p>
      <text:p text:style-name="P96">Die <text:span text:style-name="T33">UI ist</text:span> in shared/commonMain <text:span text:style-name="T33">umgesetzt </text:span>und nutzt Compose. <text:span text:style-name="T33">Die Navigation bindet die Route NowPlaying ein und ruft den NowPlayingScreen auf; der Android Einstiegspunk</text:span><text:span text:style-name="T34">t</text:span><text:span text:style-name="T33"> liegt in composeApp (MainActivity).</text:span></text:p>
      <text:p text:style-name="P96"/>
      <text:p text:style-name="P97">UI-Zustände:</text:p>
      <text:p text:style-name="P97">- <text:span text:style-name="T35">CurrentMode.Loading: Ladeindikator und Hinweis „Starting playback“.</text:span></text:p>
      <text:p text:style-name="P97">- <text:span text:style-name="T35">CurrentMode.Playing: </text:span><text:span text:style-name="T36">SongCard zeigt Titel, Interpret, Album und Dauer.<text:line-break/>- </text:span><text:span text:style-name="T33">CurrentMode.Idle: SongCard wird mit Play-Button dargestellt</text:span></text:p>
      <text:p text:style-name="P97">- <text:span text:style-name="T36">CurrentMode.Error: Fehlermeldung plus „Try again“</text:span></text:p>
      <text:p text:style-name="P97"/>
      <text:p text:style-name="P97">Trigger:</text:p>
      <text:p text:style-name="P98"><text:span text:style-name="T37">- </text:span><text:span text:style-name="T38">Initiales Laden im ViewModel über init { loadCurrentSong() }.</text:span></text:p>
      <text:p text:style-name="P97">- <text:span text:style-name="T33">Play: </text:span><text:span text:style-name="T39">NowPlayingIntent.StartPlaying.</text:span></text:p>
      <text:p text:style-name="P97">- <text:span text:style-name="T39">Pause: NowPlayingIntent.StopPlaying.</text:span></text:p>
      <text:p text:style-name="P97">- <text:span text:style-name="T39">Retry im Error-State triggert erneut StartPlaying.</text:span></text:p>
      <text:p text:style-name="P97"/>
      <text:p text:style-name="P97">3.1.2 Datenvera<text:span text:style-name="T34">r</text:span>beitung (Geschäftslogikschicht)</text:p>
      <text:p text:style-name="P99"><text:soft-page-break/>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31">im StartPlaying-Flow zu mode = Error mit gemappter Meldung.</text:span><text:line-break/></text:p>
      <text:p text:style-name="P97">3.1.3 Datenhaltungss<text:span text:style-name="T34">ch</text:span>icht</text:p>
      <text:p text:style-name="P99">Das Domain-Repository SongRepository definiert getCurrentSong(). Die Stub-Implementierung MockSongRepository liefert Songs aus einer lokalen Liste (mockSongs) und simuliert Latenz über delay. Eine sep<text:span text:style-name="T34">a</text:span>rate externe DataSource oder ein persistenter Cache ist für diese User Story nicht umgesetzt.</text:p>
      <text:p text:style-name="P99"/>
      <text:p text:style-name="P97">3.1.4 Fehlerbehan<text:span text:style-name="T39">dl</text:span>ung</text:p>
      <text:p text:style-name="P99">Ex<text:span text:style-name="T34">c</text:span>eptions werden im <text:span text:style-name="T31">StartPlaying-Flow playCurrentSong()</text:span> auf UI-freundlichen <text:span text:style-name="T31">Meldungen</text:span> gemappt (z.B SongException.NetworkError, SongException.NotFound, sonst „<text:span text:style-name="T34">An unknown error occurred</text:span>“). Die UI zeigt den Zustand CurrentMode.Error und bietet einen Retry-Button, der den Ladevorgang erneut startet. Ein eigener fachlicher Empty-State ist aktuell nicht modelliert; bei song =<text:span text:style-name="T31">= </text:span>null wird in der UI ein Ladeindikator angezeigt. Da die Stub-Implementierung in der Regel immer einen Song liefert, tritt der Empty-Fall praktisch nicht auf.</text:p>
      <text:p text:style-name="P99"/>
      <text:p text:style-name="P100">3.<text:span text:style-name="T40">2</text:span> Umsetzung der User Story <text:span text:style-name="T41">2</text:span>: <text:span text:style-name="T40">Playlist bewerten</text:span></text:p>
      <text:p text:style-name="P101">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102"/>
      <text:p text:style-name="P102">3.2.1 Präsentationsschicht</text:p>
      <text:p text:style-name="Standard">Die UI ist in shared/commonMain umgesetzt (Jetpack Compose). Die Navigation ruft PlaylistScreen über die Route Playlist auf; der Android‑Einstiegspunkt ist composeApp (MainActivity).</text:p>
      <text:p text:style-name="P102"/>
      <text:p text:style-name="P102">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 » <text:span text:style-name="T42">ERKLÄREN</text:span></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103"><text:soft-page-break/><text:s text:c="6"/>- Fehler → ratingResult = Error, isSubmittingRating = false.<text:span text:style-name="T43"><text:line-break/></text:span></text:p>
      <text:p text:style-name="P102">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102">3.2.4 Fehlerbehandlung</text:p>
      <text:p text:style-name="P102"><text:s/>- Fehler beim Laden der Playlist → PlaylistMode.Error mit Fehlermeldung (UI zeigt</text:p>
      <text:p text:style-name="P102"><text:s text:c="4"/>Text).</text:p>
      <text:p text:style-name="P102"><text:s/>- Fehler beim Absenden der Bewertung → Snackbar mit Fehlertext (rating_error).</text:p>
      <text:p text:style-name="P102"/>
      <text:p text:style-name="P102">Hinweis: Der Stub liefert aktuell keine Fehler zurück; die Fehlerpfade sind implementiert, aber praktisch nicht auslösbar.</text:p>
      <text:p text:style-name="P104"/>
      <text:p text:style-name="P105">3.<text:span text:style-name="T40">3</text:span> Umsetzung der User Story <text:span text:style-name="T41">3</text:span>: <text:span text:style-name="T40">Songwunsch senden</text:span></text:p>
      <text:p text:style-name="P106">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107"/>
      <text:p text:style-name="P106"><text:span text:style-name="T43">3.</text:span><text:span text:style-name="T44">3</text:span><text:span text:style-name="T43">.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108">3.<text:span text:style-name="T45">3</text:span>.2 Datenverarbeitung (Geschäftslogikschicht)</text:p>
      <text:p text:style-name="Standard"><text:span text:style-name="T46">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106"><text:s text:c="6"/>- Fehler → SubmitResult.Error<text:line-break/></text:p>
      <text:p text:style-name="P102">3.<text:span text:style-name="T45">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oft-page-break/><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102"/>
      <text:p text:style-name="Standard"><text:span text:style-name="T43">3.</text:span><text:span text:style-name="T44">3</text:span><text:span text:style-name="T43">.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43"><text:line-break/></text:span></text:p>
      <text:p text:style-name="P105">3.<text:span text:style-name="T40">4</text:span> Umsetzung der User Story <text:span text:style-name="T41">4</text:span>: <text:span text:style-name="T40">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47"><text:line-break/></text:span><text:span text:style-name="T43">3.</text:span><text:span text:style-name="T44">4</text:span><text:span text:style-name="T43">.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109"><text:s text:c="2"/>- Snackbar zeigt Erfolg/Fehler, danach DismissRatingResult.<text:span text:style-name="T43"><text:line-break/></text:span></text:p>
      <text:p text:style-name="P102">3.<text:span text:style-name="T45">4</text:span>.2 Datenverarbeitung (Geschäftslogikschicht)</text:p>
      <text:p text:style-name="Standard">Im Application‑Layer stellt SongService die Use Cases getCurrentModerator() und</text:p>
      <text:p text:style-name="Standard"><text:span text:style-name="T48">r</text:span>ateModerator(rating) bereit. Domain‑Modelle: Moderator, ModeratorRating.</text:p>
      <text:p text:style-name="Standard"/>
      <text:p text:style-name="Standard"><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102">3.<text:span text:style-name="T45">4</text:span>.3 Datenhaltungssicht</text:p>
      <text:p text:style-name="P110">SongRepository definiert getCurrentModerator() und rateModerator(rating). MockSongRepository liefert einen festen Moderator und speichert Bewertungen in MockDataStore (addModeratorRating).<text:line-break/></text:p>
      <text:p text:style-name="P110"><text:span text:style-name="T43">3.</text:span><text:span text:style-name="T44">4</text:span><text:span text:style-name="T43">.4 Fehlerbehandlung</text:span></text:p>
      <text:p text:style-name="P111">- Fehler beim Laden des Moderators → moderator = null, UI zeigt „keine</text:p>
      <text:p text:style-name="P111"><text:s text:c="4"/>Moderator‑Information“.</text:p>
      <text:p text:style-name="P111">- Fehler beim Absenden → Snackbar mit Fehlertext (moderator_rating_error).</text:p>
      <text:p text:style-name="P111">- Validierung „keine Auswahl“ → Hinweis im Sheet (select_rating).</text:p>
      <text:p text:style-name="P111"/>
      <text:p text:style-name="P111"><text:soft-page-break/>Hinweis: Der Stub liefert aktuell keine Fehler; Fehlerpfade sind implementiert, aber praktisch nicht auslösbar.<text:line-break/></text:p>
      <text:p text:style-name="Standard"><text:span text:style-name="T47">3.</text:span><text:span text:style-name="T49">5</text:span><text:span text:style-name="T47"> Umsetzung der User Story </text:span><text:span text:style-name="T50">5</text:span><text:span text:style-name="T47">: Aktuelle </text:span><text:span text:style-name="T49">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49"><text:line-break/><text:line-break/></text:span><text:span text:style-name="T43">3.</text:span><text:span text:style-name="T44">5</text:span><text:span text:style-name="T43">.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102">3.<text:span text:style-name="T45">5</text:span>.2 Datenverarbeitung (Geschäftslogikschicht)</text:p>
      <text:p text:style-name="P103">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43"><text:line-break/></text:span></text:p>
      <text:p text:style-name="P102">3.<text:span text:style-name="T45">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103"><text:s text:c="2"/>- simuliert Latenz über delay.<text:span text:style-name="T43"><text:line-break/></text:span></text:p>
      <text:p text:style-name="P102">3.<text:span text:style-name="T45">5</text:span>.4 Fehlerbehandlung</text:p>
      <text:p text:style-name="P102">- Fehler beim Laden einer der Listen → ModeratorMode.Error mit Fehlermeldung.</text:p>
      <text:p text:style-name="P102">- Leere Listen → Empty‑State‑Card pro Abschnitt.</text:p>
      <text:p text:style-name="P102"/>
      <text:p text:style-name="P102">Hinweis: Der Stub liefert aktuell keine Fehler; Fehlerpfade sind implementiert, aber praktisch nicht auslösbar.</text:p>
      <text:p text:style-name="P102"/>
      <text:h text:style-name="P112" text:outline-level="1"><text:bookmark-start text:name="__RefHeading___Toc3604_3926515965"/><text:span text:style-name="T51">Fazit</text:span><text:span text:style-name="T52"> <text:s text:c="44"/></text:span><text:bookmark-end text:name="__RefHeading___Toc3604_3926515965"/></text:h>
      <text:h text:style-name="Heading_20_2" text:outline-level="2"><text:bookmark-start text:name="__RefHeading___Toc3606_3926515965"/>Ergebnisse <text:s text:c="4"/><text:span text:style-name="T52"><text:s text:c="49"/></text:span><text:bookmark-end text:name="__RefHeading___Toc3606_3926515965"/></text:h>
      <text:p text:style-name="P113"><text:s/>4.1 Ergebnisse</text:p>
      <text:p text:style-name="P113"/>
      <text:p text:style-name="P113"><text:s text:c="2"/>- Die Kern‑User‑Stories sind umgesetzt: aktueller Titel anzeigen, Playlist bewerten, Songwunsch senden, Moderator:in bewerten, Moderator‑Dashboard mit</text:p>
      <text:p text:style-name="P113"><text:s text:c="4"/>„NEU“-Markierung.</text:p>
      <text:p text:style-name="P113"><text:soft-page-break/><text:s text:c="2"/>- Die App folgt einer klaren KMP‑Schichtenarchitektur (UI/ViewModel → Service → Repository/Stub).</text:p>
      <text:p text:style-name="P113"><text:s text:c="2"/>- Zustandsbasierte UI mit Compose und StateFlow; konsistente MVI‑ähnliche Steuerung der User‑Aktionen.</text:p>
      <text:p text:style-name="P113"><text:s text:c="2"/>- Nutzerfeedback wird über Snackbars bereitgestellt; Validierung ist für Pflichtfelder und Längenbegrenzungen implementiert.</text:p>
      <text:p text:style-name="P114"><text:span text:style-name="T53"><text:s text:c="2"/>- Navigation ist übersichtlich (Bottom Navigation + modale Sheets statt zusätzlicher Unterseiten). <text:s text:c="2"/></text:span><text:span text:style-name="T52"><text:s text:c="79"/></text:span></text:p>
      <text:h text:style-name="Heading_20_2" text:outline-level="2"><text:bookmark-start text:name="__RefHeading___Toc3608_3926515965"/>Limitationen <text:s text:c="5"/><text:span text:style-name="T52"><text:s text:c="47"/></text:span><text:bookmark-end text:name="__RefHeading___Toc3608_3926515965"/></text:h>
      <text:p text:style-name="P115"><text:s text:c="2"/>- Alle externen Schnittstellen sind Stubs; es gibt keine echte Sender‑API‑Anbindung.</text:p>
      <text:p text:style-name="P115"><text:s text:c="2"/>- Fehlerpfade sind implementiert, aber durch die Stubs praktisch nicht auslösbar.</text:p>
      <text:p text:style-name="P115"><text:s text:c="2"/>- Keine persistente Speicherung (nur In‑Memory MockDataStore).</text:p>
      <text:p text:style-name="P115"><text:s text:c="2"/>- Kein expliziter Refresh in der Moderator‑Ansicht (Daten werden nur beim Öffnen geladen).</text:p>
      <text:p text:style-name="P115"><text:s text:c="2"/>- Kein fachlicher Empty‑State für „kein aktueller Titel“; bei song == null bleibt der Ladeindikator sichtbar.</text:p>
      <text:p text:style-name="P115"><text:s text:c="2"/>- KMP‑Code ist vorbereitet, die App läuft aber aktuell nur als Android‑App. <text:s text:c="33"/></text:p>
      <text:h text:style-name="Heading_20_2" text:outline-level="2"><text:bookmark-start text:name="__RefHeading___Toc3610_3926515965"/><text:span text:style-name="T54">A</text:span>usblick <text:s text:c="9"/><text:span text:style-name="T52"><text:s text:c="46"/></text:span><text:bookmark-end text:name="__RefHeading___Toc3610_3926515965"/></text:h>
      <text:p text:style-name="P116"><text:s text:c="2"/>- Anbindung echter Sender‑APIs (Now‑Playing, Playlist, Songwünsche, Ratings).</text:p>
      <text:p text:style-name="P116"><text:s text:c="2"/>- Persistente Speicherung (z. B. DataStore/SQLDelight) für Ratings/Requests.</text:p>
      <text:p text:style-name="P116"><text:s text:c="2"/>- Refresh‑Mechanismus für Moderator‑Dashboard und klarere Offline‑Strategie.</text:p>
      <text:p text:style-name="P116"><text:s text:c="2"/>- Erweiterte Testabdeckung (ViewModel‑ und Use‑Case‑Tests, UI‑Tests).</text:p>
      <text:p text:style-name="P116"><text:s text:c="2"/>- KMP‑Ausbau mit iOS‑Ziel und konsistenter UI‑Plattform‑Integration.</text:p>
      <text:p text:style-name="P117"/>
      <text:h text:style-name="P118"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119"/>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center"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paragraph-properties fo:text-align="center" style:justify-single-word="false"/>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18</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75</meta:editing-cycles>
    <meta:editing-duration>P1DT20H3M27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31T15:36:28.938296000</dc:date>
    <meta:document-statistic meta:table-count="2" meta:image-count="0" meta:object-count="0" meta:page-count="23" meta:paragraph-count="436" meta:word-count="4770" meta:character-count="39493" meta:non-whitespace-character-count="34560"/>
    <meta:user-defined meta:name="Info 2"/>
    <meta:user-defined meta:name="Info 3"/>
    <meta:user-defined meta:name="Info 4"/>
    <meta:user-defined meta:name="License">&lt;a href=" http://www.gnu.org/licenses/lgpl.html"&gt;LGPL&lt;/a&gt;</meta:user-defined>
  </office:meta>
</office:document-meta>
</file>